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P1" style:family="paragraph" style:parent-style-name="Table_20_Contents">
      <style:paragraph-properties fo:margin-top="0.199cm" fo:margin-bottom="0.101cm"/>
    </style:style>
    <style:style style:name="P2" style:family="paragraph" style:parent-style-name="Table_20_Contents">
      <style:text-properties style:font-name="DejaVu Sans Condensed1"/>
    </style:style>
    <style:style style:name="P3"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4" style:family="paragraph" style:parent-style-name="Table_20_Contents">
      <style:paragraph-properties fo:text-align="center" style:justify-single-word="false"/>
      <style:text-properties style:font-name="DejaVu Sans Condensed1"/>
    </style:style>
    <style:style style:name="P5" style:family="paragraph" style:parent-style-name="Table_20_Contents">
      <style:paragraph-properties fo:text-align="end" style:justify-single-word="false"/>
      <style:text-properties style:font-name="DejaVu Sans Condensed1"/>
    </style:style>
    <style:style style:name="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7" style:family="paragraph" style:parent-style-name="Table_20_Contents">
      <style:text-properties style:font-name="DejaVu Sans Condensed" fo:font-size="10pt" style:font-size-asian="10pt" style:font-size-complex="10pt"/>
    </style:style>
    <style:style style:name="P8" style:family="paragraph" style:parent-style-name="Table_20_Contents">
      <style:paragraph-properties fo:text-align="end" style:justify-single-word="false"/>
      <style:text-properties style:font-name="DejaVu Sans Condensed" fo:font-size="10pt" style:font-size-asian="10pt" style:font-size-complex="10pt"/>
    </style:style>
    <style:style style:name="P9"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1"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2"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13"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14"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15"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16"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17" style:family="paragraph" style:parent-style-name="Table_20_Contents">
      <style:text-properties style:font-name="DejaVu Sans Condensed" fo:font-size="9pt" style:font-size-asian="9pt" style:font-size-complex="9pt"/>
    </style:style>
    <style:style style:name="P18" style:family="paragraph" style:parent-style-name="Table_20_Contents">
      <style:paragraph-properties fo:text-align="center" style:justify-single-word="false"/>
      <style:text-properties style:font-name="DejaVu Sans Condensed" fo:font-size="9pt" style:font-size-asian="9pt" style:font-size-complex="9pt"/>
    </style:style>
    <style:style style:name="P19" style:family="paragraph" style:parent-style-name="Table_20_Contents">
      <style:paragraph-properties fo:text-align="end" style:justify-single-word="false"/>
      <style:text-properties style:font-name="DejaVu Sans Condensed" fo:font-size="9pt" style:font-size-asian="9pt" style:font-size-complex="9pt"/>
    </style:style>
    <style:style style:name="P20" style:family="paragraph" style:parent-style-name="Table_20_Contents">
      <style:text-properties style:font-name="DejaVu Sans Condensed" fo:font-size="9pt" style:font-size-asian="9pt" style:font-name-complex="Tahoma1" style:font-size-complex="9pt"/>
    </style:style>
    <style:style style:name="P2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22"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23"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24"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25"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26"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27"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28" style:family="paragraph" style:parent-style-name="Standard">
      <style:text-properties style:font-name="DejaVu Sans Condensed"/>
    </style:style>
    <style:style style:name="P29" style:family="paragraph" style:parent-style-name="Standard">
      <style:paragraph-properties fo:text-align="justify" style:justify-single-word="false"/>
      <style:text-properties style:font-name="DejaVu Sans Condensed"/>
    </style:style>
    <style:style style:name="P30"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31" style:family="paragraph" style:parent-style-name="Standard">
      <style:paragraph-properties fo:text-align="justify" style:justify-single-word="false"/>
      <style:text-properties style:font-name="DejaVu Sans Condensed" fo:font-size="11pt" style:font-size-asian="11pt" style:font-size-complex="11pt"/>
    </style:style>
    <style:style style:name="P32" style:family="paragraph" style:parent-style-name="Standard">
      <style:text-properties style:font-name="DejaVu Sans Light"/>
    </style:style>
    <style:style style:name="P33" style:family="paragraph" style:parent-style-name="Standard">
      <style:paragraph-properties fo:margin-left="0.499cm" fo:margin-right="0cm" fo:text-indent="0cm" style:auto-text-indent="false"/>
    </style:style>
    <style:style style:name="P34" style:family="paragraph" style:parent-style-name="Standard">
      <style:paragraph-properties fo:margin-left="0.499cm" fo:margin-right="0cm" fo:text-indent="0cm" style:auto-text-indent="false"/>
      <style:text-properties style:font-name="DejaVu Sans Condensed"/>
    </style:style>
    <style:style style:name="P35"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36"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37"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38" style:family="paragraph" style:parent-style-name="Standard">
      <style:paragraph-properties fo:margin-left="0cm" fo:margin-right="0.499cm" fo:text-indent="0cm" style:auto-text-indent="false"/>
      <style:text-properties style:font-name="DejaVu Sans Condensed"/>
    </style:style>
    <style:style style:name="P39"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40"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41"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42"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43"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44"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4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4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47"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48"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50" style:family="paragraph" style:parent-style-name="Text_20_body">
      <style:text-properties style:font-name="DejaVu Sans Condensed"/>
    </style:style>
    <style:style style:name="P51" style:family="paragraph" style:parent-style-name="Text_20_body">
      <style:paragraph-properties fo:text-align="justify" style:justify-single-word="false"/>
      <style:text-properties style:font-name="DejaVu Sans Condensed"/>
    </style:style>
    <style:style style:name="P52" style:family="paragraph" style:parent-style-name="Text_20_body">
      <style:text-properties style:font-name="DejaVu Sans Condensed" fo:font-size="11pt" style:font-size-asian="11pt" style:font-size-complex="11pt"/>
    </style:style>
    <style:style style:name="P53" style:family="paragraph" style:parent-style-name="Text_20_body">
      <style:paragraph-properties fo:text-align="justify" style:justify-single-word="false"/>
      <style:text-properties style:font-name="DejaVu Sans Condensed" fo:font-size="11pt" style:font-size-asian="11pt" style:font-size-complex="11pt"/>
    </style:style>
    <style:style style:name="P54"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55"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58"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59" style:family="paragraph" style:parent-style-name="Table">
      <style:text-properties style:font-name="DejaVu Sans Condensed"/>
    </style:style>
    <style:style style:name="P60" style:family="paragraph" style:parent-style-name="Table">
      <style:paragraph-properties fo:text-align="justify" style:justify-single-word="false"/>
      <style:text-properties style:font-name="DejaVu Sans Condensed"/>
    </style:style>
    <style:style style:name="P61" style:family="paragraph" style:parent-style-name="Table">
      <style:text-properties style:font-name="DejaVu Sans Condensed" fo:font-size="11pt" style:font-size-asian="11pt" style:font-size-complex="11pt"/>
    </style:style>
    <style:style style:name="P62" style:family="paragraph" style:parent-style-name="Table">
      <style:text-properties style:font-name="DejaVu Sans Condensed" fo:font-size="11pt" fo:font-style="normal" style:font-size-asian="11pt" style:font-style-asian="normal" style:font-size-complex="11pt" style:font-style-complex="normal"/>
    </style:style>
    <style:style style:name="P6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4"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65"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66"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67" style:family="paragraph" style:parent-style-name="Table">
      <style:paragraph-properties fo:keep-with-next="always"/>
      <style:text-properties style:font-name="DejaVu Sans Condensed"/>
    </style:style>
    <style:style style:name="P68" style:family="paragraph" style:parent-style-name="Table">
      <style:paragraph-properties fo:keep-with-next="always"/>
      <style:text-properties style:font-name="DejaVu Sans Condensed" fo:font-size="10pt" style:font-size-asian="10pt" style:font-size-complex="10pt"/>
    </style:style>
    <style:style style:name="P69"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70" style:family="paragraph" style:parent-style-name="Text_20_body">
      <style:text-properties style:font-name="DejaVu Sans Condensed" fo:font-size="11pt" style:font-size-asian="11pt" style:font-size-complex="11pt"/>
    </style:style>
    <style:style style:name="P71" style:family="paragraph" style:parent-style-name="Text_20_body"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2"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3" style:family="paragraph" style:parent-style-name="Heading_20_2">
      <style:text-properties style:font-name="DejaVu Sans Condensed" fo:font-size="13pt" style:font-size-asian="13pt" style:font-size-complex="13pt"/>
    </style:style>
    <style:style style:name="P74" style:family="paragraph" style:parent-style-name="Heading_20_2">
      <style:paragraph-properties fo:break-before="page"/>
      <style:text-properties style:font-name="DejaVu Sans Condensed"/>
    </style:style>
    <style:style style:name="P75" style:family="paragraph" style:parent-style-name="Heading_20_2">
      <style:paragraph-properties fo:break-before="page"/>
      <style:text-properties style:font-name="DejaVu Sans Condensed" fo:font-size="13pt" style:font-size-asian="13pt" style:font-size-complex="13pt"/>
    </style:style>
    <style:style style:name="P76" style:family="paragraph" style:parent-style-name="Heading_20_3">
      <style:text-properties style:font-name="DejaVu Sans Condensed" fo:font-size="12pt" style:font-size-asian="12pt" style:font-size-complex="12pt"/>
    </style:style>
    <style:style style:name="P77" style:family="paragraph" style:parent-style-name="Heading_20_3">
      <style:paragraph-properties fo:break-before="page"/>
      <style:text-properties style:font-name="DejaVu Sans Condensed"/>
    </style:style>
    <style:style style:name="P78" style:family="paragraph" style:parent-style-name="Heading_20_3">
      <style:paragraph-properties fo:break-before="page"/>
      <style:text-properties style:font-name="DejaVu Sans Condensed" fo:font-size="12pt" style:font-size-asian="12pt" style:font-size-complex="12pt"/>
    </style:style>
    <style:style style:name="P79"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80" style:family="paragraph" style:parent-style-name="Table"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1" style:family="paragraph" style:parent-style-name="Heading_20_4">
      <style:text-properties fo:color="#004586" style:font-name="DejaVu Sans Condensed"/>
    </style:style>
    <style:style style:name="P82"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83" style:family="paragraph" style:parent-style-name="Heading_20_4">
      <style:paragraph-properties fo:text-align="justify" style:justify-single-word="false"/>
      <style:text-properties fo:color="#004586" style:font-name="DejaVu Sans Condensed"/>
    </style:style>
    <style:style style:name="P84" style:family="paragraph" style:parent-style-name="Heading_20_4">
      <style:paragraph-properties fo:text-align="justify" style:justify-single-word="false"/>
      <style:text-properties style:font-name="DejaVu Sans Condensed" fo:font-size="11pt" style:font-size-asian="11pt" style:font-size-complex="11pt"/>
    </style:style>
    <style:style style:name="P85" style:family="paragraph" style:parent-style-name="Heading_20_5">
      <style:text-properties style:font-name="DejaVu Sans Condensed"/>
    </style:style>
    <style:style style:name="P86"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style:font-name="DejaVu Sans Condensed"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43">OVERVIEW</text:p>
      <text:p text:style-name="P39"/>
      <text:p text:style-name="P40"/>
      <text:p text:style-name="P46">Light52 is a free, small open-source CPU core compatible to the Intel MCS51 architecture.</text:p>
      <text:p text:style-name="P46"/>
      <text:p text:style-name="P46">This core has been designed with an emphasis on area reduction. While it is within the performance envelope of other free MCS51 cores, the implementation trades area for speed. This core is smaller than most free and commercial MCS51 cores and its speed is comparable to that of a 5-clocker.</text:p>
      <text:p text:style-name="P46"/>
      <text:p text:style-name="P46">The core implements the full MCS51 instruction set with the possible exception of the BCD opcodes (DA and XCHG) which are optional.</text:p>
      <text:p text:style-name="P45"/>
      <text:p text:style-name="P45"/>
      <text:p text:style-name="P47">This core is in a very early stage of development; it is not fully tested and not documented at all except for the code comments and this file. </text:p>
      <text:p text:style-name="P47">All the information presented in this datasheet should be considered preliminary.</text:p>
      <text:p text:style-name="P44"/>
      <text:p text:style-name="P41"/>
      <text:p text:style-name="P41"/>
      <text:p text:style-name="P41"/>
      <text:p text:style-name="P41"/>
      <text:p text:style-name="P41"/>
      <text:p text:style-name="P41"/>
      <text:p text:style-name="P41"/>
      <text:p text:style-name="P38"/>
      <text:p text:style-name="P38"/>
      <text:p text:style-name="P38"/>
      <text:p text:style-name="P38"/>
      <text:p text:style-name="P38"/>
      <text:p text:style-name="P42"/>
      <text:p text:style-name="P49">FEATURES</text:p>
      <text:p text:style-name="P34"/>
      <text:p text:style-name="P35"/>
      <table:table table:name="Tabla6" table:style-name="Tabla6">
        <table:table-column table:style-name="Tabla6.A"/>
        <table:table-column table:style-name="Tabla6.B"/>
        <table:table-row>
          <table:table-cell table:style-name="Tabla6.A1" office:value-type="string">
            <text:p text:style-name="P25">●</text:p>
          </table:table-cell>
          <table:table-cell table:style-name="Tabla6.A1" office:value-type="string">
            <text:p text:style-name="P12">100% binary compatible to MCS51 (except possibly for optional BCD instructions).</text:p>
          </table:table-cell>
        </table:table-row>
        <table:table-row>
          <table:table-cell table:style-name="Tabla6.A1" office:value-type="string">
            <text:p text:style-name="P25">●</text:p>
          </table:table-cell>
          <table:table-cell table:style-name="Tabla6.A1" office:value-type="string">
            <text:p text:style-name="P12">Speed comparable to a 5-clocker.</text:p>
          </table:table-cell>
        </table:table-row>
        <table:table-row>
          <table:table-cell table:style-name="Tabla6.A1" office:value-type="string">
            <text:p text:style-name="P25">●</text:p>
          </table:table-cell>
          <table:table-cell table:style-name="Tabla6.A1" office:value-type="string">
            <text:p text:style-name="P12">Configurable through VHDL generics.</text:p>
          </table:table-cell>
        </table:table-row>
        <table:table-row>
          <table:table-cell table:style-name="Tabla6.A1" office:value-type="string">
            <text:p text:style-name="P25">●</text:p>
          </table:table-cell>
          <table:table-cell table:style-name="Tabla6.A1" office:value-type="string">
            <text:p text:style-name="P12">Smaller than most other cores.</text:p>
          </table:table-cell>
        </table:table-row>
        <table:table-row>
          <table:table-cell table:style-name="Tabla6.A1" office:value-type="string">
            <text:p text:style-name="P25">●</text:p>
          </table:table-cell>
          <table:table-cell table:style-name="Tabla6.A1" office:value-type="string">
            <text:p text:style-name="P12">Clock rate not much worse than other commercial cores.</text:p>
          </table:table-cell>
        </table:table-row>
        <table:table-row>
          <table:table-cell table:style-name="Tabla6.A1" office:value-type="string">
            <text:p text:style-name="P25">●</text:p>
          </table:table-cell>
          <table:table-cell table:style-name="Tabla6.A1" office:value-type="string">
            <text:p text:style-name="P12">Includes 16-bit timer, UART and I/O ports.</text:p>
          </table:table-cell>
        </table:table-row>
        <table:table-row>
          <table:table-cell table:style-name="Tabla6.A1" office:value-type="string">
            <text:p text:style-name="P25">●</text:p>
          </table:table-cell>
          <table:table-cell table:style-name="Tabla6.A1" office:value-type="string">
            <text:p text:style-name="P12">Additional peripherals and SFRs can be added easily.</text:p>
          </table:table-cell>
        </table:table-row>
        <table:table-row>
          <table:table-cell table:style-name="Tabla6.A1" office:value-type="string">
            <text:p text:style-name="P25">●</text:p>
          </table:table-cell>
          <table:table-cell table:style-name="Tabla6.A1" office:value-type="string">
            <text:p text:style-name="P14">Fully synthesizable, static synchronous design with positive edge clocking and no internal tri-states.</text:p>
          </table:table-cell>
        </table:table-row>
      </table:table>
      <text:p text:style-name="P48"/>
      <text:p text:style-name="P36"/>
      <text:p text:style-name="P37">Light52 lacks some features usually present in other MCS51 cores and has some important limitations: </text:p>
      <text:p text:style-name="P36"/>
      <text:p text:style-name="P36"/>
      <text:p text:style-name="P49">SHORTCOMINGS</text:p>
      <text:p text:style-name="P34"/>
      <text:p text:style-name="P35"/>
      <table:table table:name="Tabla8" table:style-name="Tabla8">
        <table:table-column table:style-name="Tabla8.A"/>
        <table:table-column table:style-name="Tabla8.B"/>
        <table:table-row>
          <table:table-cell table:style-name="Tabla8.A1" office:value-type="string">
            <text:p text:style-name="P25">●</text:p>
          </table:table-cell>
          <table:table-cell table:style-name="Tabla8.A1" office:value-type="string">
            <text:p text:style-name="P12">No access to off-chip memory.</text:p>
          </table:table-cell>
        </table:table-row>
        <table:table-row>
          <table:table-cell table:style-name="Tabla8.A1" office:value-type="string">
            <text:p text:style-name="P25">●</text:p>
          </table:table-cell>
          <table:table-cell table:style-name="Tabla8.A1" office:value-type="string">
            <text:p text:style-name="P12">Strictly Harvard: XDATA and XCODE spaces can't be merged.</text:p>
          </table:table-cell>
        </table:table-row>
        <table:table-row>
          <table:table-cell table:style-name="Tabla8.A1" office:value-type="string">
            <text:p text:style-name="P25">●</text:p>
          </table:table-cell>
          <table:table-cell table:style-name="Tabla8.A1" office:value-type="string">
            <text:p text:style-name="P12">From 2 to 8 clocks per instruction.</text:p>
          </table:table-cell>
        </table:table-row>
        <table:table-row>
          <table:table-cell table:style-name="Tabla8.A1" office:value-type="string">
            <text:p text:style-name="P25">●</text:p>
          </table:table-cell>
          <table:table-cell table:style-name="Tabla8.A1" office:value-type="string">
            <text:p text:style-name="P12">Far slower than most commercial cores: performance/area ratio is worse even though area is much smaller.</text:p>
          </table:table-cell>
        </table:table-row>
      </table:table>
      <text:p text:style-name="P48"/>
      <text:p text:style-name="P33"/>
      <text:p text:style-name="P33"/>
      <text:p text:style-name="P33"/>
      <text:p text:style-name="P33"/>
      <text:p text:style-name="P33"/>
      <text:p text:style-name="P33"/>
      <text:h text:style-name="Heading_20_2" text:outline-level="2"><text:soft-page-break/>Pinout</text:h>
      <text:p text:style-name="P50"/>
      <text:p text:style-name="P6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13">Signal</text:p>
          </table:table-cell>
          <table:table-cell table:style-name="Table1.A1" office:value-type="string">
            <text:p text:style-name="P13">Direction</text:p>
          </table:table-cell>
          <table:table-cell table:style-name="Table1.C1" office:value-type="string">
            <text:p text:style-name="P13">Description</text:p>
          </table:table-cell>
        </table:table-row>
        <table:table-row table:style-name="Table1.2">
          <table:table-cell table:style-name="Table1.A2" table:number-columns-spanned="3" office:value-type="string">
            <text:p text:style-name="P13"/>
          </table:table-cell>
          <table:covered-table-cell/>
          <table:covered-table-cell/>
        </table:table-row>
        <table:table-row>
          <table:table-cell table:style-name="Table1.A3" office:value-type="string">
            <text:p text:style-name="P17">clk</text:p>
          </table:table-cell>
          <table:table-cell table:style-name="Table1.A3" office:value-type="string">
            <text:p text:style-name="P17">input</text:p>
          </table:table-cell>
          <table:table-cell table:style-name="Table1.C3" office:value-type="string">
            <text:p text:style-name="P17">Clock, active on rising edge.</text:p>
          </table:table-cell>
        </table:table-row>
        <table:table-row>
          <table:table-cell table:style-name="Table1.A3" office:value-type="string">
            <text:p text:style-name="P17">reset</text:p>
          </table:table-cell>
          <table:table-cell table:style-name="Table1.A3" office:value-type="string">
            <text:p text:style-name="P17">input</text:p>
          </table:table-cell>
          <table:table-cell table:style-name="Table1.C3" office:value-type="string">
            <text:p text:style-name="P17">Active high synchronous reset.</text:p>
          </table:table-cell>
        </table:table-row>
        <table:table-row>
          <table:table-cell table:style-name="Table1.A3" office:value-type="string">
            <text:p text:style-name="P17">rxd</text:p>
          </table:table-cell>
          <table:table-cell table:style-name="Table1.A3" office:value-type="string">
            <text:p text:style-name="P17">input</text:p>
          </table:table-cell>
          <table:table-cell table:style-name="Table1.C3" office:value-type="string">
            <text:p text:style-name="P17">RxD input for on-board UART.</text:p>
          </table:table-cell>
        </table:table-row>
        <table:table-row>
          <table:table-cell table:style-name="Table1.A3" office:value-type="string">
            <text:p text:style-name="P17">txd</text:p>
          </table:table-cell>
          <table:table-cell table:style-name="Table1.A3" office:value-type="string">
            <text:p text:style-name="P17">output</text:p>
          </table:table-cell>
          <table:table-cell table:style-name="Table1.C3" office:value-type="string">
            <text:p text:style-name="P17">TxD output from on-board UART.</text:p>
          </table:table-cell>
        </table:table-row>
        <table:table-row>
          <table:table-cell table:style-name="Table1.A3" office:value-type="string">
            <text:p text:style-name="P17">external_irq[7..0]</text:p>
          </table:table-cell>
          <table:table-cell table:style-name="Table1.A3" office:value-type="string">
            <text:p text:style-name="P17">input</text:p>
          </table:table-cell>
          <table:table-cell table:style-name="Table1.C3" office:value-type="string">
            <text:p text:style-name="P17">High-level-sensitive interrupt inputs</text:p>
          </table:table-cell>
        </table:table-row>
        <table:table-row>
          <table:table-cell table:style-name="Table1.A3" office:value-type="string">
            <text:p text:style-name="P17">p0_out[7..0]</text:p>
          </table:table-cell>
          <table:table-cell table:style-name="Table1.A3" office:value-type="string">
            <text:p text:style-name="P17">output</text:p>
          </table:table-cell>
          <table:table-cell table:style-name="Table1.C3" office:value-type="string">
            <text:p text:style-name="P17">Port P0 8-bit output.</text:p>
          </table:table-cell>
        </table:table-row>
        <table:table-row>
          <table:table-cell table:style-name="Table1.A3" office:value-type="string">
            <text:p text:style-name="P17">p1_out[7..0]</text:p>
          </table:table-cell>
          <table:table-cell table:style-name="Table1.A3" office:value-type="string">
            <text:p text:style-name="P17">output</text:p>
          </table:table-cell>
          <table:table-cell table:style-name="Table1.C3" office:value-type="string">
            <text:p text:style-name="P17">Port P1 8-bit output.</text:p>
          </table:table-cell>
        </table:table-row>
        <table:table-row>
          <table:table-cell table:style-name="Table1.A3" office:value-type="string">
            <text:p text:style-name="P17">p2_in[7..0]</text:p>
          </table:table-cell>
          <table:table-cell table:style-name="Table1.A3" office:value-type="string">
            <text:p text:style-name="P17">input</text:p>
          </table:table-cell>
          <table:table-cell table:style-name="Table1.C3" office:value-type="string">
            <text:p text:style-name="P17">Port P2 8-bit input.</text:p>
          </table:table-cell>
        </table:table-row>
        <table:table-row>
          <table:table-cell table:style-name="Table1.A3" office:value-type="string">
            <text:p text:style-name="P17">p3_in[7..0]</text:p>
          </table:table-cell>
          <table:table-cell table:style-name="Table1.A3" office:value-type="string">
            <text:p text:style-name="P17">input</text:p>
          </table:table-cell>
          <table:table-cell table:style-name="Table1.C3" office:value-type="string">
            <text:p text:style-name="P17">Port P3 8-bit input.</text:p>
          </table:table-cell>
        </table:table-row>
      </table:table>
      <text:p text:style-name="P59"/>
      <text:h text:style-name="P73" text:outline-level="2">Functional Description</text:h>
      <text:p text:style-name="P53"/>
      <text:p text:style-name="P53">Since the MCS51 architecture is already well documented elsewhere, this datasheet will only deal with those aspects of the core which depart from the original.</text:p>
      <text:p text:style-name="P53"/>
      <text:p text:style-name="P53">In this version of the core, there is no support for shared XCODE/XDATA memory spaces (the core performs simultaneous accesses to XCODE and XDATA and there is no wait state or access arbitrage logic yet). The MCU memory model is therefore strictly Harvard.</text:p>
      <text:p text:style-name="P53"/>
      <text:p text:style-name="P53">The peripherals included in the MCU core are generally not compatible to the MS51 peripherals and are somewhat less flexible -- the core trades programmability in run-time for configurability in synthesis time. See the peripherals section below for a detailed description of available peripherals. </text:p>
      <text:p text:style-name="P50"/>
      <text:p text:style-name="P53">Interrupt operation is identical to the original, except for SFR register IP: interrupt priprities are fixed to their default values and the IP SFR is unimplemented. Interrups can be tailored to any specific application by customizing the MCU VHDL.</text:p>
      <text:p text:style-name="P50"/>
      <text:h text:style-name="P75" text:outline-level="2">Programming Model</text:h>
      <text:p text:style-name="P52"/>
      <text:p text:style-name="P52">Table 2 lists the SFRs implemented in the current version of the core.</text:p>
      <text:p text:style-name="P52"/>
      <text:p text:style-name="P67"><text:span text:style-name="T6">Table </text:span><text:span text:style-name="T6"><text:sequence text:ref-name="refTable1" text:name="Table" text:formula="ooow:Table+1" style:num-format="1">2</text:sequence></text:span><text:span text:style-name="T6">: </text:span>Light52 Special Function Registers</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22">Symbol</text:p>
          </table:table-cell>
          <table:table-cell table:style-name="Tabla4.A1" office:value-type="string">
            <text:p text:style-name="P22">Description</text:p>
          </table:table-cell>
          <table:table-cell table:style-name="Tabla4.A1" office:value-type="string">
            <text:p text:style-name="P22">Direct Address</text:p>
          </table:table-cell>
          <table:table-cell table:style-name="Tabla4.A1" table:number-columns-spanned="8" office:value-type="string">
            <text:p text:style-name="P22">Bit Address and Symbol</text:p>
          </table:table-cell>
          <table:covered-table-cell/>
          <table:covered-table-cell/>
          <table:covered-table-cell/>
          <table:covered-table-cell/>
          <table:covered-table-cell/>
          <table:covered-table-cell/>
          <table:covered-table-cell/>
          <table:table-cell table:style-name="Tabla4.L1" office:value-type="string">
            <text:p text:style-name="P22">Reset</text:p>
            <text:p text:style-name="P22">Value</text:p>
          </table:table-cell>
        </table:table-row>
        <table:table-row table:style-name="Tabla4.2">
          <table:table-cell table:style-name="Tabla4.A2"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7">ACC</text:p>
          </table:table-cell>
          <table:table-cell table:style-name="Tabla4.A3" office:value-type="string">
            <text:p text:style-name="P17">Accumulator</text:p>
          </table:table-cell>
          <table:table-cell table:style-name="Tabla4.A3" office:value-type="string">
            <text:p text:style-name="P18">E0H</text:p>
          </table:table-cell>
          <table:table-cell table:style-name="Tabla4.A3" office:value-type="string">
            <text:p text:style-name="P18">E7</text:p>
          </table:table-cell>
          <table:table-cell table:style-name="Tabla4.A3" office:value-type="string">
            <text:p text:style-name="P18">E6</text:p>
          </table:table-cell>
          <table:table-cell table:style-name="Tabla4.A3" office:value-type="string">
            <text:p text:style-name="P18">E5</text:p>
          </table:table-cell>
          <table:table-cell table:style-name="Tabla4.A3" office:value-type="string">
            <text:p text:style-name="P18">E4</text:p>
          </table:table-cell>
          <table:table-cell table:style-name="Tabla4.A3" office:value-type="string">
            <text:p text:style-name="P18">E3</text:p>
          </table:table-cell>
          <table:table-cell table:style-name="Tabla4.A3" office:value-type="string">
            <text:p text:style-name="P18">E2</text:p>
          </table:table-cell>
          <table:table-cell table:style-name="Tabla4.A3" office:value-type="string">
            <text:p text:style-name="P18">E1</text:p>
          </table:table-cell>
          <table:table-cell table:style-name="Tabla4.A3" office:value-type="string">
            <text:p text:style-name="P18">E0</text:p>
          </table:table-cell>
          <table:table-cell table:style-name="Tabla4.L3" office:value-type="string">
            <text:p text:style-name="P19">00H</text:p>
          </table:table-cell>
        </table:table-row>
        <table:table-row>
          <table:table-cell table:style-name="Tabla4.A3" office:value-type="string">
            <text:p text:style-name="P17">B</text:p>
          </table:table-cell>
          <table:table-cell table:style-name="Tabla4.A3" office:value-type="string">
            <text:p text:style-name="P17">B register</text:p>
          </table:table-cell>
          <table:table-cell table:style-name="Tabla4.A3" office:value-type="string">
            <text:p text:style-name="P18">F0H</text:p>
          </table:table-cell>
          <table:table-cell table:style-name="Tabla4.A3" office:value-type="string">
            <text:p text:style-name="P18">F7</text:p>
          </table:table-cell>
          <table:table-cell table:style-name="Tabla4.A3" office:value-type="string">
            <text:p text:style-name="P18">F6</text:p>
          </table:table-cell>
          <table:table-cell table:style-name="Tabla4.A3" office:value-type="string">
            <text:p text:style-name="P18">F5</text:p>
          </table:table-cell>
          <table:table-cell table:style-name="Tabla4.A3" office:value-type="string">
            <text:p text:style-name="P18">F4</text:p>
          </table:table-cell>
          <table:table-cell table:style-name="Tabla4.A3" office:value-type="string">
            <text:p text:style-name="P18">F3</text:p>
          </table:table-cell>
          <table:table-cell table:style-name="Tabla4.A3" office:value-type="string">
            <text:p text:style-name="P18">F2</text:p>
          </table:table-cell>
          <table:table-cell table:style-name="Tabla4.A3" office:value-type="string">
            <text:p text:style-name="P18">F1</text:p>
          </table:table-cell>
          <table:table-cell table:style-name="Tabla4.A3" office:value-type="string">
            <text:p text:style-name="P18">F0</text:p>
          </table:table-cell>
          <table:table-cell table:style-name="Tabla4.L3" office:value-type="string">
            <text:p text:style-name="P19">00H</text:p>
          </table:table-cell>
        </table:table-row>
        <table:table-row>
          <table:table-cell table:style-name="Tabla4.A3" office:value-type="string">
            <text:p text:style-name="P17">DPH</text:p>
          </table:table-cell>
          <table:table-cell table:style-name="Tabla4.A3" office:value-type="string">
            <text:p text:style-name="P17">DPTR high</text:p>
          </table:table-cell>
          <table:table-cell table:style-name="Tabla4.A3" office:value-type="string">
            <text:p text:style-name="P18">83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3" office:value-type="string">
            <text:p text:style-name="P17">DPL</text:p>
          </table:table-cell>
          <table:table-cell table:style-name="Tabla4.A3" office:value-type="string">
            <text:p text:style-name="P17">DPTR low</text:p>
          </table:table-cell>
          <table:table-cell table:style-name="Tabla4.A3" office:value-type="string">
            <text:p text:style-name="P18">82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7" office:value-type="string">
            <text:p text:style-name="P17">IE</text:p>
          </table:table-cell>
          <table:table-cell table:style-name="Tabla4.A7" office:value-type="string">
            <text:p text:style-name="P17">IQR Enable</text:p>
          </table:table-cell>
          <table:table-cell table:style-name="Tabla4.C7" office:value-type="string">
            <text:p text:style-name="P18">A8H</text:p>
          </table:table-cell>
          <table:table-cell table:style-name="Tabla4.D7" office:value-type="string">
            <text:p text:style-name="P18">AF</text:p>
          </table:table-cell>
          <table:table-cell table:style-name="Tabla4.D7" office:value-type="string">
            <text:p text:style-name="P18">AE</text:p>
          </table:table-cell>
          <table:table-cell table:style-name="Tabla4.D7" office:value-type="string">
            <text:p text:style-name="P18">AD</text:p>
          </table:table-cell>
          <table:table-cell table:style-name="Tabla4.D7" office:value-type="string">
            <text:p text:style-name="P18">AC</text:p>
          </table:table-cell>
          <table:table-cell table:style-name="Tabla4.D7" office:value-type="string">
            <text:p text:style-name="P18">AB</text:p>
          </table:table-cell>
          <table:table-cell table:style-name="Tabla4.D7" office:value-type="string">
            <text:p text:style-name="P18">AA</text:p>
          </table:table-cell>
          <table:table-cell table:style-name="Tabla4.D7" office:value-type="string">
            <text:p text:style-name="P18">A9</text:p>
          </table:table-cell>
          <table:table-cell table:style-name="Tabla4.D7" office:value-type="string">
            <text:p text:style-name="P18">A8</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
          </table:table-cell>
          <table:table-cell table:style-name="Tabla4.L3" office:value-type="string">
            <text:p text:style-name="P18"/>
          </table:table-cell>
          <table:table-cell table:style-name="Tabla4.A3" office:value-type="string">
            <text:p text:style-name="P18">EA</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ES</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ET0</text:p>
          </table:table-cell>
          <table:table-cell table:style-name="Tabla4.A3" office:value-type="string">
            <text:p text:style-name="P18">-</text:p>
          </table:table-cell>
          <table:table-cell table:style-name="Tabla4.L3" office:value-type="string">
            <text:p text:style-name="P19"/>
          </table:table-cell>
        </table:table-row>
        <table:table-row>
          <table:table-cell table:style-name="Tabla4.A7" office:value-type="string">
            <text:p text:style-name="P17">PSW</text:p>
          </table:table-cell>
          <table:table-cell table:style-name="Tabla4.A7" office:value-type="string">
            <text:p text:style-name="P17">Program</text:p>
          </table:table-cell>
          <table:table-cell table:style-name="Tabla4.C7" office:value-type="string">
            <text:p text:style-name="P18">D0H</text:p>
          </table:table-cell>
          <table:table-cell table:style-name="Tabla4.D7" office:value-type="string">
            <text:p text:style-name="P18">D7</text:p>
          </table:table-cell>
          <table:table-cell table:style-name="Tabla4.D7" office:value-type="string">
            <text:p text:style-name="P18">D6</text:p>
          </table:table-cell>
          <table:table-cell table:style-name="Tabla4.D7" office:value-type="string">
            <text:p text:style-name="P18">D5</text:p>
          </table:table-cell>
          <table:table-cell table:style-name="Tabla4.D7" office:value-type="string">
            <text:p text:style-name="P18">D4</text:p>
          </table:table-cell>
          <table:table-cell table:style-name="Tabla4.D7" office:value-type="string">
            <text:p text:style-name="P18">D3</text:p>
          </table:table-cell>
          <table:table-cell table:style-name="Tabla4.D7" office:value-type="string">
            <text:p text:style-name="P18">D2</text:p>
          </table:table-cell>
          <table:table-cell table:style-name="Tabla4.D7" office:value-type="string">
            <text:p text:style-name="P18">D1</text:p>
          </table:table-cell>
          <table:table-cell table:style-name="Tabla4.D7" office:value-type="string">
            <text:p text:style-name="P18">D0</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Status Word</text:p>
          </table:table-cell>
          <table:table-cell table:style-name="Tabla4.L3" office:value-type="string">
            <text:p text:style-name="P18"/>
          </table:table-cell>
          <table:table-cell table:style-name="Tabla4.A3" office:value-type="string">
            <text:p text:style-name="P18">CY</text:p>
          </table:table-cell>
          <table:table-cell table:style-name="Tabla4.A3" office:value-type="string">
            <text:p text:style-name="P18">AC</text:p>
          </table:table-cell>
          <table:table-cell table:style-name="Tabla4.A3" office:value-type="string">
            <text:p text:style-name="P18">F0</text:p>
          </table:table-cell>
          <table:table-cell table:style-name="Tabla4.A3" office:value-type="string">
            <text:p text:style-name="P18">RS1</text:p>
          </table:table-cell>
          <table:table-cell table:style-name="Tabla4.A3" office:value-type="string">
            <text:p text:style-name="P18">RS0</text:p>
          </table:table-cell>
          <table:table-cell table:style-name="Tabla4.A3" office:value-type="string">
            <text:p text:style-name="P18">OV</text:p>
          </table:table-cell>
          <table:table-cell table:style-name="Tabla4.A3" office:value-type="string">
            <text:p text:style-name="P18">-</text:p>
          </table:table-cell>
          <table:table-cell table:style-name="Tabla4.A3" office:value-type="string">
            <text:p text:style-name="P18">P</text:p>
          </table:table-cell>
          <table:table-cell table:style-name="Tabla4.L3" office:value-type="string">
            <text:p text:style-name="P19"/>
          </table:table-cell>
        </table:table-row>
        <table:table-row>
          <table:table-cell table:style-name="Tabla4.A3" office:value-type="string">
            <text:p text:style-name="P17">SP</text:p>
          </table:table-cell>
          <table:table-cell table:style-name="Tabla4.A3" office:value-type="string">
            <text:p text:style-name="P17">Stack Pointer</text:p>
          </table:table-cell>
          <table:table-cell table:style-name="Tabla4.L3" office:value-type="string">
            <text:p text:style-name="P18">81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7H</text:p>
          </table:table-cell>
        </table:table-row>
        <table:table-row table:style-name="Tabla4.12">
          <table:table-cell table:style-name="Tabla4.A12"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7">P0</text:p>
          </table:table-cell>
          <table:table-cell table:style-name="Tabla4.A3" office:value-type="string">
            <text:p text:style-name="P17">Port 0 outp.</text:p>
          </table:table-cell>
          <table:table-cell table:style-name="Tabla4.L3" office:value-type="string">
            <text:p text:style-name="P18">80H</text:p>
          </table:table-cell>
          <table:table-cell table:style-name="Tabla4.D13" office:value-type="float" office:value="87">
            <text:p text:style-name="P18">87</text:p>
          </table:table-cell>
          <table:table-cell table:style-name="Tabla4.D13" office:value-type="float" office:value="86">
            <text:p text:style-name="P18">86</text:p>
          </table:table-cell>
          <table:table-cell table:style-name="Tabla4.D13" office:value-type="float" office:value="85">
            <text:p text:style-name="P18">85</text:p>
          </table:table-cell>
          <table:table-cell table:style-name="Tabla4.D13" office:value-type="float" office:value="84">
            <text:p text:style-name="P18">84</text:p>
          </table:table-cell>
          <table:table-cell table:style-name="Tabla4.D13" office:value-type="float" office:value="83">
            <text:p text:style-name="P18">83</text:p>
          </table:table-cell>
          <table:table-cell table:style-name="Tabla4.D13" office:value-type="float" office:value="82">
            <text:p text:style-name="P18">82</text:p>
          </table:table-cell>
          <table:table-cell table:style-name="Tabla4.D13" office:value-type="float" office:value="81">
            <text:p text:style-name="P18">81</text:p>
          </table:table-cell>
          <table:table-cell table:style-name="Tabla4.D13" office:value-type="float" office:value="80">
            <text:p text:style-name="P18">80</text:p>
          </table:table-cell>
          <table:table-cell table:style-name="Tabla4.L3" office:value-type="string">
            <text:p text:style-name="P19">00H</text:p>
          </table:table-cell>
        </table:table-row>
        <table:table-row>
          <table:table-cell table:style-name="Tabla4.A3" office:value-type="string">
            <text:p text:style-name="P17">P1</text:p>
          </table:table-cell>
          <table:table-cell table:style-name="Tabla4.A3" office:value-type="string">
            <text:p text:style-name="P17">Port 1 outp.</text:p>
          </table:table-cell>
          <table:table-cell table:style-name="Tabla4.L3" office:value-type="string">
            <text:p text:style-name="P18">90H</text:p>
          </table:table-cell>
          <table:table-cell table:style-name="Tabla4.D13" office:value-type="float" office:value="97">
            <text:p text:style-name="P18">97</text:p>
          </table:table-cell>
          <table:table-cell table:style-name="Tabla4.D13" office:value-type="float" office:value="96">
            <text:p text:style-name="P18">96</text:p>
          </table:table-cell>
          <table:table-cell table:style-name="Tabla4.D13" office:value-type="float" office:value="95">
            <text:p text:style-name="P18">95</text:p>
          </table:table-cell>
          <table:table-cell table:style-name="Tabla4.D13" office:value-type="float" office:value="94">
            <text:p text:style-name="P18">94</text:p>
          </table:table-cell>
          <table:table-cell table:style-name="Tabla4.D13" office:value-type="float" office:value="93">
            <text:p text:style-name="P18">93</text:p>
          </table:table-cell>
          <table:table-cell table:style-name="Tabla4.D13" office:value-type="float" office:value="92">
            <text:p text:style-name="P18">92</text:p>
          </table:table-cell>
          <table:table-cell table:style-name="Tabla4.D13" office:value-type="float" office:value="91">
            <text:p text:style-name="P18">91</text:p>
          </table:table-cell>
          <table:table-cell table:style-name="Tabla4.D13" office:value-type="float" office:value="90">
            <text:p text:style-name="P18">90</text:p>
          </table:table-cell>
          <table:table-cell table:style-name="Tabla4.L3" office:value-type="string">
            <text:p text:style-name="P19">00H</text:p>
          </table:table-cell>
        </table:table-row>
        <table:table-row>
          <table:table-cell table:style-name="Tabla4.A3" office:value-type="string">
            <text:p text:style-name="P17">P2</text:p>
          </table:table-cell>
          <table:table-cell table:style-name="Tabla4.A3" office:value-type="string">
            <text:p text:style-name="P17">Port 2 inp.</text:p>
          </table:table-cell>
          <table:table-cell table:style-name="Tabla4.L3" office:value-type="string">
            <text:p text:style-name="P18">A0H</text:p>
          </table:table-cell>
          <table:table-cell table:style-name="Tabla4.A3" office:value-type="string">
            <text:p text:style-name="P18">A7</text:p>
          </table:table-cell>
          <table:table-cell table:style-name="Tabla4.A3" office:value-type="string">
            <text:p text:style-name="P18">A6</text:p>
          </table:table-cell>
          <table:table-cell table:style-name="Tabla4.A3" office:value-type="string">
            <text:p text:style-name="P18">A5</text:p>
          </table:table-cell>
          <table:table-cell table:style-name="Tabla4.A3" office:value-type="string">
            <text:p text:style-name="P18">A4</text:p>
          </table:table-cell>
          <table:table-cell table:style-name="Tabla4.A3" office:value-type="string">
            <text:p text:style-name="P18">A3</text:p>
          </table:table-cell>
          <table:table-cell table:style-name="Tabla4.A3" office:value-type="string">
            <text:p text:style-name="P18">A2</text:p>
          </table:table-cell>
          <table:table-cell table:style-name="Tabla4.A3" office:value-type="string">
            <text:p text:style-name="P18">A1</text:p>
          </table:table-cell>
          <table:table-cell table:style-name="Tabla4.A3" office:value-type="string">
            <text:p text:style-name="P18">A0</text:p>
          </table:table-cell>
          <table:table-cell table:style-name="Tabla4.L3" office:value-type="string">
            <text:p text:style-name="P19"/>
          </table:table-cell>
        </table:table-row>
        <table:table-row>
          <table:table-cell table:style-name="Tabla4.A3" office:value-type="string">
            <text:p text:style-name="P17">P3</text:p>
          </table:table-cell>
          <table:table-cell table:style-name="Tabla4.A3" office:value-type="string">
            <text:p text:style-name="P17">Port 3 inp.</text:p>
          </table:table-cell>
          <table:table-cell table:style-name="Tabla4.L3" office:value-type="string">
            <text:p text:style-name="P18">B0H</text:p>
          </table:table-cell>
          <table:table-cell table:style-name="Tabla4.A3" office:value-type="string">
            <text:p text:style-name="P18">B7</text:p>
          </table:table-cell>
          <table:table-cell table:style-name="Tabla4.A3" office:value-type="string">
            <text:p text:style-name="P18">B6</text:p>
          </table:table-cell>
          <table:table-cell table:style-name="Tabla4.A3" office:value-type="string">
            <text:p text:style-name="P18">B5</text:p>
          </table:table-cell>
          <table:table-cell table:style-name="Tabla4.A3" office:value-type="string">
            <text:p text:style-name="P18">B4</text:p>
          </table:table-cell>
          <table:table-cell table:style-name="Tabla4.A3" office:value-type="string">
            <text:p text:style-name="P18">B3</text:p>
          </table:table-cell>
          <table:table-cell table:style-name="Tabla4.A3" office:value-type="string">
            <text:p text:style-name="P18">B2</text:p>
          </table:table-cell>
          <table:table-cell table:style-name="Tabla4.A3" office:value-type="string">
            <text:p text:style-name="P18">B1</text:p>
          </table:table-cell>
          <table:table-cell table:style-name="Tabla4.A3" office:value-type="string">
            <text:p text:style-name="P18">B0</text:p>
          </table:table-cell>
          <table:table-cell table:style-name="Tabla4.L3" office:value-type="string">
            <text:p text:style-name="P19"/>
          </table:table-cell>
        </table:table-row>
        <table:table-row table:style-name="Tabla4.12">
          <table:table-cell table:style-name="Tabla4.A12"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7">T0CON</text:p>
          </table:table-cell>
          <table:table-cell table:style-name="Tabla4.A7" office:value-type="string">
            <text:p text:style-name="P17">Timer 0</text:p>
          </table:table-cell>
          <table:table-cell table:style-name="Tabla4.C7" office:value-type="string">
            <text:p text:style-name="P18">88H</text:p>
          </table:table-cell>
          <table:table-cell table:style-name="Tabla4.D7" office:value-type="string">
            <text:p text:style-name="P18">8F</text:p>
          </table:table-cell>
          <table:table-cell table:style-name="Tabla4.D7" office:value-type="string">
            <text:p text:style-name="P18">8E</text:p>
          </table:table-cell>
          <table:table-cell table:style-name="Tabla4.D7" office:value-type="string">
            <text:p text:style-name="P18">8D</text:p>
          </table:table-cell>
          <table:table-cell table:style-name="Tabla4.D7" office:value-type="string">
            <text:p text:style-name="P18">8C</text:p>
          </table:table-cell>
          <table:table-cell table:style-name="Tabla4.D7" office:value-type="string">
            <text:p text:style-name="P18">8B</text:p>
          </table:table-cell>
          <table:table-cell table:style-name="Tabla4.D7" office:value-type="string">
            <text:p text:style-name="P18">8A</text:p>
          </table:table-cell>
          <table:table-cell table:style-name="Tabla4.J18" office:value-type="float" office:value="89">
            <text:p text:style-name="P18">89</text:p>
          </table:table-cell>
          <table:table-cell table:style-name="Tabla4.J18" office:value-type="float" office:value="88">
            <text:p text:style-name="P18">88</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Control</text:p>
          </table:table-cell>
          <table:table-cell table:style-name="Tabla4.L3" office:value-type="string">
            <text:p text:style-name="P18"/>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T0CEN</text:p>
          </table:table-cell>
          <table:table-cell table:style-name="Tabla4.A3" office:value-type="string">
            <text:p text:style-name="P18">T0ARL</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T0IRQ</text:p>
          </table:table-cell>
          <table:table-cell table:style-name="Tabla4.L3" office:value-type="string">
            <text:p text:style-name="P19"/>
          </table:table-cell>
        </table:table-row>
        <table:table-row>
          <table:table-cell table:style-name="Tabla4.A3" office:value-type="string">
            <text:p text:style-name="P17">T0L</text:p>
          </table:table-cell>
          <table:table-cell table:style-name="Tabla4.A3" office:value-type="string">
            <text:p text:style-name="P17"/>
          </table:table-cell>
          <table:table-cell table:style-name="Tabla4.L3" office:value-type="string">
            <text:p text:style-name="P18">8C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3" office:value-type="string">
            <text:p text:style-name="P17">T0H</text:p>
          </table:table-cell>
          <table:table-cell table:style-name="Tabla4.A3" office:value-type="string">
            <text:p text:style-name="P17"/>
          </table:table-cell>
          <table:table-cell table:style-name="Tabla4.L3" office:value-type="string">
            <text:p text:style-name="P18">8D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00H</text:p>
          </table:table-cell>
        </table:table-row>
        <table:table-row>
          <table:table-cell table:style-name="Tabla4.A3" office:value-type="string">
            <text:p text:style-name="P17">T0CL</text:p>
          </table:table-cell>
          <table:table-cell table:style-name="Tabla4.A3" office:value-type="string">
            <text:p text:style-name="P17"/>
          </table:table-cell>
          <table:table-cell table:style-name="Tabla4.L3" office:value-type="string">
            <text:p text:style-name="P18">8E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FFH</text:p>
          </table:table-cell>
        </table:table-row>
        <table:table-row>
          <table:table-cell table:style-name="Tabla4.A3" office:value-type="string">
            <text:p text:style-name="P17">T0CH</text:p>
          </table:table-cell>
          <table:table-cell table:style-name="Tabla4.A3" office:value-type="string">
            <text:p text:style-name="P17"/>
          </table:table-cell>
          <table:table-cell table:style-name="Tabla4.L3" office:value-type="string">
            <text:p text:style-name="P18">8F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FFH</text:p>
          </table:table-cell>
        </table:table-row>
        <table:table-row table:style-name="Tabla4.12">
          <table:table-cell table:style-name="Tabla4.A12"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7">SCON</text:p>
          </table:table-cell>
          <table:table-cell table:style-name="Tabla4.A7" office:value-type="string">
            <text:p text:style-name="P17">UART</text:p>
          </table:table-cell>
          <table:table-cell table:style-name="Tabla4.C7" office:value-type="string">
            <text:p text:style-name="P18">98H</text:p>
          </table:table-cell>
          <table:table-cell table:style-name="Tabla4.D7" office:value-type="string">
            <text:p text:style-name="P18">9F</text:p>
          </table:table-cell>
          <table:table-cell table:style-name="Tabla4.D7" office:value-type="string">
            <text:p text:style-name="P18">9E</text:p>
          </table:table-cell>
          <table:table-cell table:style-name="Tabla4.D7" office:value-type="string">
            <text:p text:style-name="P18">9D</text:p>
          </table:table-cell>
          <table:table-cell table:style-name="Tabla4.D7" office:value-type="string">
            <text:p text:style-name="P18">9C</text:p>
          </table:table-cell>
          <table:table-cell table:style-name="Tabla4.D7" office:value-type="string">
            <text:p text:style-name="P18">9B</text:p>
          </table:table-cell>
          <table:table-cell table:style-name="Tabla4.D7" office:value-type="string">
            <text:p text:style-name="P18">9A</text:p>
          </table:table-cell>
          <table:table-cell table:style-name="Tabla4.J18" office:value-type="float" office:value="99">
            <text:p text:style-name="P18">99</text:p>
          </table:table-cell>
          <table:table-cell table:style-name="Tabla4.J18" office:value-type="float" office:value="98">
            <text:p text:style-name="P18">98</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Control</text:p>
          </table:table-cell>
          <table:table-cell table:style-name="Tabla4.L3" office:value-type="string">
            <text:p text:style-name="P18"/>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RxRdy</text:p>
          </table:table-cell>
          <table:table-cell table:style-name="Tabla4.A3" office:value-type="string">
            <text:p text:style-name="P18">TxRdy</text:p>
          </table:table-cell>
          <table:table-cell table:style-name="Tabla4.A3" office:value-type="string">
            <text:p text:style-name="P18">-</text:p>
          </table:table-cell>
          <table:table-cell table:style-name="Tabla4.A3" office:value-type="string">
            <text:p text:style-name="P18">-</text:p>
          </table:table-cell>
          <table:table-cell table:style-name="Tabla4.A3" office:value-type="string">
            <text:p text:style-name="P18">RxIrq</text:p>
          </table:table-cell>
          <table:table-cell table:style-name="Tabla4.A3" office:value-type="string">
            <text:p text:style-name="P18">TxIrq</text:p>
          </table:table-cell>
          <table:table-cell table:style-name="Tabla4.L3" office:value-type="string">
            <text:p text:style-name="P19"/>
          </table:table-cell>
        </table:table-row>
        <table:table-row>
          <table:table-cell table:style-name="Tabla4.A3" office:value-type="string">
            <text:p text:style-name="P17">SBUF</text:p>
          </table:table-cell>
          <table:table-cell table:style-name="Tabla4.A3" office:value-type="string">
            <text:p text:style-name="P17">Data Buffer</text:p>
          </table:table-cell>
          <table:table-cell table:style-name="Tabla4.L3" office:value-type="string">
            <text:p text:style-name="P18">99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
          </table:table-cell>
        </table:table-row>
        <table:table-row>
          <table:table-cell table:style-name="Tabla4.A3" office:value-type="string">
            <text:p text:style-name="P17">SBPL</text:p>
          </table:table-cell>
          <table:table-cell table:style-name="Tabla4.A3" office:value-type="string">
            <text:p text:style-name="P17">Baud Rate L</text:p>
          </table:table-cell>
          <table:table-cell table:style-name="Tabla4.L3" office:value-type="string">
            <text:p text:style-name="P18">9A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1)</text:p>
          </table:table-cell>
        </table:table-row>
        <table:table-row>
          <table:table-cell table:style-name="Tabla4.A3" office:value-type="string">
            <text:p text:style-name="P17">SBPH</text:p>
          </table:table-cell>
          <table:table-cell table:style-name="Tabla4.A3" office:value-type="string">
            <text:p text:style-name="P17">Baud Rate H</text:p>
          </table:table-cell>
          <table:table-cell table:style-name="Tabla4.L3" office:value-type="string">
            <text:p text:style-name="P18">9BH</text:p>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A3" office:value-type="string">
            <text:p text:style-name="P18"/>
          </table:table-cell>
          <table:table-cell table:style-name="Tabla4.L3" office:value-type="string">
            <text:p text:style-name="P19">(*1)</text:p>
          </table:table-cell>
        </table:table-row>
        <table:table-row table:style-name="Tabla4.12">
          <table:table-cell table:style-name="Tabla4.A30"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7">EXTINT</text:p>
          </table:table-cell>
          <table:table-cell table:style-name="Tabla4.A7" office:value-type="string">
            <text:p text:style-name="P17">External</text:p>
          </table:table-cell>
          <table:table-cell table:style-name="Tabla4.C7" office:value-type="string">
            <text:p text:style-name="P18">C0H</text:p>
          </table:table-cell>
          <table:table-cell table:style-name="Tabla4.A1" office:value-type="string">
            <text:p text:style-name="P18">C7</text:p>
          </table:table-cell>
          <table:table-cell table:style-name="Tabla4.D7" office:value-type="string">
            <text:p text:style-name="P18">C6</text:p>
          </table:table-cell>
          <table:table-cell table:style-name="Tabla4.D7" office:value-type="string">
            <text:p text:style-name="P18">C5</text:p>
          </table:table-cell>
          <table:table-cell table:style-name="Tabla4.D7" office:value-type="string">
            <text:p text:style-name="P18">C4</text:p>
          </table:table-cell>
          <table:table-cell table:style-name="Tabla4.D7" office:value-type="string">
            <text:p text:style-name="P18">C3</text:p>
          </table:table-cell>
          <table:table-cell table:style-name="Tabla4.D7" office:value-type="string">
            <text:p text:style-name="P18">C2</text:p>
          </table:table-cell>
          <table:table-cell table:style-name="Tabla4.D7" office:value-type="string">
            <text:p text:style-name="P18">C1</text:p>
          </table:table-cell>
          <table:table-cell table:style-name="Tabla4.K31" office:value-type="string">
            <text:p text:style-name="P18">C0</text:p>
          </table:table-cell>
          <table:table-cell table:style-name="Tabla4.C7" office:value-type="string">
            <text:p text:style-name="P19">00H</text:p>
          </table:table-cell>
        </table:table-row>
        <table:table-row>
          <table:table-cell table:style-name="Tabla4.A3" office:value-type="string">
            <text:p text:style-name="P17"/>
          </table:table-cell>
          <table:table-cell table:style-name="Tabla4.A3" office:value-type="string">
            <text:p text:style-name="P17">IRQ Flags</text:p>
          </table:table-cell>
          <table:table-cell table:style-name="Tabla4.L3" office:value-type="string">
            <text:p text:style-name="P18"/>
          </table:table-cell>
          <table:table-cell table:style-name="Tabla4.A3" office:value-type="string">
            <text:p text:style-name="P18">EIRQ7</text:p>
          </table:table-cell>
          <table:table-cell table:style-name="Tabla4.A3" office:value-type="string">
            <text:p text:style-name="P18">EIRQ6</text:p>
          </table:table-cell>
          <table:table-cell table:style-name="Tabla4.A3" office:value-type="string">
            <text:p text:style-name="P18">EIRQ5</text:p>
          </table:table-cell>
          <table:table-cell table:style-name="Tabla4.A3" office:value-type="string">
            <text:p text:style-name="P18">EIRQ4</text:p>
          </table:table-cell>
          <table:table-cell table:style-name="Tabla4.A3" office:value-type="string">
            <text:p text:style-name="P18">EIRQ3</text:p>
          </table:table-cell>
          <table:table-cell table:style-name="Tabla4.A3" office:value-type="string">
            <text:p text:style-name="P18">EIRQ2</text:p>
          </table:table-cell>
          <table:table-cell table:style-name="Tabla4.A3" office:value-type="string">
            <text:p text:style-name="P18">EIRQ1</text:p>
          </table:table-cell>
          <table:table-cell table:style-name="Tabla4.A3" office:value-type="string">
            <text:p text:style-name="P18">EIRQ0</text:p>
          </table:table-cell>
          <table:table-cell table:style-name="Tabla4.L3" office:value-type="string">
            <text:p text:style-name="P19"/>
          </table:table-cell>
        </table:table-row>
      </table:table>
      <table:table table:name="Tabla2" table:style-name="Tabla2">
        <table:table-column table:style-name="Tabla2.A"/>
        <table:table-column table:style-name="Tabla2.B"/>
        <table:table-row>
          <table:table-cell table:style-name="Tabla2.A1" office:value-type="string">
            <text:p text:style-name="P23">Notes</text:p>
          </table:table-cell>
          <table:table-cell table:style-name="Tabla2.A1" office:value-type="string">
            <text:p text:style-name="P20"/>
          </table:table-cell>
        </table:table-row>
        <table:table-row>
          <table:table-cell table:style-name="Tabla2.A2" office:value-type="float" office:value="1">
            <text:p text:style-name="P20">1</text:p>
          </table:table-cell>
          <table:table-cell table:style-name="Tabla2.A1" office:value-type="string">
            <text:p text:style-name="P20">Only if generic UART_HARDWIRED is false, and then write only.</text:p>
          </table:table-cell>
        </table:table-row>
      </table:table>
      <text:p text:style-name="P61"/>
      <text:p text:style-name="P53"><text:soft-page-break/>The core implements a subset of the MCS51 peripherals and SFRs, and the peripherals implemented are incompatible with the original. For this reason, existing MCS51 programs will generally NOT work unmodified on this core -- code needs to be ported like it needs to be in any other MCS51 derivative.</text:p>
      <text:p text:style-name="P53"/>
      <text:p text:style-name="P53">Note too that SFR registers PCON and IP are not implemented.</text:p>
      <text:h text:style-name="P75" text:outline-level="2">Object Code Initialization</text:h>
      <text:p text:style-name="P52"/>
      <text:p text:style-name="P53">The object code for the MCU application is contained within the MCU module. The XCODE ROM is initialized at synthesis time with the contents of generic <text:span text:style-name="T4">OBJ_CODE</text:span>, which is expected to be defined in package <text:span text:style-name="T3">obj_code_pkg</text:span>.</text:p>
      <text:p text:style-name="P53">The constant type (<text:span text:style-name="T1">t_obj_code</text:span>) is defined in package <text:span text:style-name="T3">light52_pkg</text:span>, which is part of the core sources.</text:p>
      <text:p text:style-name="P53"/>
      <text:p text:style-name="P53">This project has adopted the convention that the package <text:span text:style-name="T3">obj_code_pkg</text:span> must be defined in a vhdl file placed within the MCS51 program directories -- for this purpose, the vhdl package can be considered as just another object code format. </text:p>
      <text:p text:style-name="P53">This way, the object code for different projects using this core (or for the different code samples within this project) can be neatly separated from the core sources.</text:p>
      <text:p text:style-name="P53"/>
      <text:p text:style-name="P53">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BAT files <text:span text:style-name="T1">build.bat</text:span>).</text:p>
      <text:p text:style-name="P53"/>
      <text:p text:style-name="P53">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53"/>
      <text:p text:style-name="P53">Subsequent versions of the core may provide the option to use memory initialization files so that the XCODE memory can be initialized post-synthesis.</text:p>
      <text:p text:style-name="P51"/>
      <text:p text:style-name="P52">Note that the build BAT scripts and the assembler source format is tailored for ASEM-51, a free MCS51 assembler which is available in Windows and Linux versions.</text:p>
      <text:p text:style-name="P50"/>
      <text:h text:style-name="P75" text:outline-level="2">Configuration Generics</text:h>
      <text:p text:style-name="P52"/>
      <text:p text:style-name="P52">Some of the core features can be configured through VHDL generics:</text:p>
      <text:p text:style-name="P50"/>
      <text:p text:style-name="P68">Table <text:sequence text:ref-name="refTable2" text:name="Table" text:formula="ooow:Table+1" style:num-format="1">3</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13">Generic</text:p>
          </table:table-cell>
          <table:table-cell table:style-name="Tabla1.A1" office:value-type="string">
            <text:p text:style-name="P13">Default</text:p>
          </table:table-cell>
          <table:table-cell table:style-name="Tabla1.C1" office:value-type="string">
            <text:p text:style-name="P13">Description</text:p>
          </table:table-cell>
        </table:table-row>
        <table:table-row table:style-name="Tabla1.2">
          <table:table-cell table:style-name="Tabla1.A2" table:number-columns-spanned="3" office:value-type="string">
            <text:p text:style-name="P13"/>
          </table:table-cell>
          <table:covered-table-cell/>
          <table:covered-table-cell/>
        </table:table-row>
        <table:table-row>
          <table:table-cell table:style-name="Tabla1.A3" office:value-type="string">
            <text:p text:style-name="P17">CODE_ROM_SIZE</text:p>
          </table:table-cell>
          <table:table-cell table:style-name="Tabla1.B3" office:value-type="float" office:value="1024">
            <text:p text:style-name="P17">1024</text:p>
          </table:table-cell>
          <table:table-cell table:style-name="Tabla1.C3" office:value-type="string">
            <text:p text:style-name="P17">Size of XCODE ROM in bytes. Can't be zero.</text:p>
          </table:table-cell>
        </table:table-row>
        <table:table-row>
          <table:table-cell table:style-name="Tabla1.A3" office:value-type="string">
            <text:p text:style-name="P17">XDATA_RAM_SIZE</text:p>
          </table:table-cell>
          <table:table-cell table:style-name="Tabla1.B3" office:value-type="float" office:value="512">
            <text:p text:style-name="P17">512</text:p>
          </table:table-cell>
          <table:table-cell table:style-name="Tabla1.C3" office:value-type="string">
            <text:p text:style-name="P17">Size of XDATA RAM in bytes. Can't be zero.</text:p>
          </table:table-cell>
        </table:table-row>
        <table:table-row>
          <table:table-cell table:style-name="Tabla1.A3" office:value-type="string">
            <text:p text:style-name="P17">OBJ_CODE</text:p>
          </table:table-cell>
          <table:table-cell table:style-name="Tabla1.A3" office:value-type="string">
            <text:p text:style-name="P17">(dummy)</text:p>
          </table:table-cell>
          <table:table-cell table:style-name="Tabla1.C3" office:value-type="string">
            <text:p text:style-name="P17">Object code to be placed on ROM. See previous section.</text:p>
          </table:table-cell>
        </table:table-row>
        <table:table-row>
          <table:table-cell table:style-name="Tabla1.A3" office:value-type="string">
            <text:p text:style-name="P17">USE_BRAM_FOR_XRAM <text:span text:style-name="T5">(*1)</text:span></text:p>
          </table:table-cell>
          <table:table-cell table:style-name="Tabla1.A3" office:value-type="string">
            <text:p text:style-name="P17">false</text:p>
          </table:table-cell>
          <table:table-cell table:style-name="Tabla1.C3" office:value-type="string">
            <text:p text:style-name="P17">Use extra BRAM as XDATA RAM.</text:p>
          </table:table-cell>
        </table:table-row>
        <table:table-row>
          <table:table-cell table:style-name="Tabla1.A3" office:value-type="string">
            <text:p text:style-name="P17">IMPLEMENT_BCD_INSTRUCTIONS <text:span text:style-name="T5">(*1)</text:span></text:p>
          </table:table-cell>
          <table:table-cell table:style-name="Tabla1.A3" office:value-type="string">
            <text:p text:style-name="P17">false</text:p>
          </table:table-cell>
          <table:table-cell table:style-name="Tabla1.C3" office:value-type="string">
            <text:p text:style-name="P17">Tyue to implement DA and XCHG, false to execute them as NOPs.</text:p>
          </table:table-cell>
        </table:table-row>
        <table:table-row>
          <table:table-cell table:style-name="Tabla1.A3" office:value-type="string">
            <text:p text:style-name="P17">SEQUENTIAL_MULTIPLIER <text:span text:style-name="T5">(*1)</text:span></text:p>
          </table:table-cell>
          <table:table-cell table:style-name="Tabla1.A3" office:value-type="string">
            <text:p text:style-name="P17">false</text:p>
          </table:table-cell>
          <table:table-cell table:style-name="Tabla1.C3" office:value-type="string">
            <text:p text:style-name="P17">Use sequential multiplier instead of combinational.</text:p>
          </table:table-cell>
        </table:table-row>
        <table:table-row>
          <table:table-cell table:style-name="Tabla1.A3" office:value-type="string">
            <text:p text:style-name="P17">UART_HARDWIRED</text:p>
          </table:table-cell>
          <table:table-cell table:style-name="Tabla1.A3" office:value-type="string">
            <text:p text:style-name="P17">true</text:p>
          </table:table-cell>
          <table:table-cell table:style-name="Tabla1.C3" office:value-type="string">
            <text:p text:style-name="P17">True to hardwire UART baud rate, false to make it configurable at run time.</text:p>
          </table:table-cell>
        </table:table-row>
        <table:table-row>
          <table:table-cell table:style-name="Tabla1.A3" office:value-type="string">
            <text:p text:style-name="P17">UART_BAUD_RATE</text:p>
          </table:table-cell>
          <table:table-cell table:style-name="Tabla1.B3" office:value-type="float" office:value="19200">
            <text:p text:style-name="P17">19200</text:p>
          </table:table-cell>
          <table:table-cell table:style-name="Tabla1.C3" office:value-type="string">
            <text:p text:style-name="P17">Default baud rate for UART.</text:p>
          </table:table-cell>
        </table:table-row>
        <table:table-row>
          <table:table-cell table:style-name="Tabla1.A3" office:value-type="string">
            <text:p text:style-name="P17">UART_CLOCK_RATE</text:p>
          </table:table-cell>
          <table:table-cell table:style-name="Tabla1.A3" office:value-type="string">
            <text:p text:style-name="P17">50MHz</text:p>
          </table:table-cell>
          <table:table-cell table:style-name="Tabla1.C3" office:value-type="string">
            <text:p text:style-name="P17">Clock rate assumed by UART initialization constants.</text:p>
          </table:table-cell>
        </table:table-row>
      </table:table>
      <table:table table:name="Tabla5" table:style-name="Tabla5">
        <table:table-column table:style-name="Tabla5.A"/>
        <table:table-column table:style-name="Tabla5.B"/>
        <table:table-row>
          <table:table-cell table:style-name="Tabla5.A1" office:value-type="string">
            <text:p text:style-name="P23">Notes</text:p>
          </table:table-cell>
          <table:table-cell table:style-name="Tabla5.A1" office:value-type="string">
            <text:p text:style-name="P20"/>
          </table:table-cell>
        </table:table-row>
        <table:table-row>
          <table:table-cell table:style-name="Tabla5.A2" office:value-type="float" office:value="1">
            <text:p text:style-name="P20">1</text:p>
          </table:table-cell>
          <table:table-cell table:style-name="Tabla5.A1" office:value-type="string">
            <text:p text:style-name="P20">Unimplemented, will cause a synthesis assertion failure if given a non-default value.</text:p>
          </table:table-cell>
        </table:table-row>
      </table:table>
      <text:p text:style-name="P61"/>
      <text:p text:style-name="P63">At this early stage of development some of these generics do not work, and others are not checked against bounds. </text:p>
      <text:p text:style-name="P66"/>
      <text:p text:style-name="P65">TBD: This datasheet should explain each of the configuration generics.</text:p>
      <text:h text:style-name="P74" text:outline-level="2">Peripheral<text:span text:style-name="T7"> Modules</text:span></text:h>
      <text:p text:style-name="P28"/>
      <text:p text:style-name="P63">The MCU core includes a number of peripheral modules. These peripherals have been designed hastily in order to provide a working environment for the CPU -- they do not have their own separate test bench, for example. </text:p>
      <text:p text:style-name="P63">The current version of the MCU ships with a simple, hardwired UART, a 16-bit timer and four 8-bit input/output ports.</text:p>
      <text:p text:style-name="P60"/>
      <text:h text:style-name="P76" text:outline-level="3">Light52 UART</text:h>
      <text:p text:style-name="P28"/>
      <text:p text:style-name="P62">The light52 UART is a simplified version of the original MCS51 serial port. </text:p>
      <text:p text:style-name="P62">Some of the operational parameters of the UART are hardwired and non-configurable in the current version, not even at synthesis time:</text:p>
      <text:list xml:id="list23548352" text:style-name="L1">
        <text:list-item>
          <text:p text:style-name="P79">Number of stop bits hardwired to 1.</text:p>
        </text:list-item>
        <text:list-item>
          <text:p text:style-name="P79">Parity hardwired to NONE.</text:p>
        </text:list-item>
        <text:list-item>
          <text:p text:style-name="P79">Number of bits per character hardwired to 8.</text:p>
        </text:list-item>
      </text:list>
      <text:p text:style-name="P63">Besides, the 9-bit mode of the original MCS51, whith its applications in inter-MCU communication, is unimplemented yet.</text:p>
      <text:p text:style-name="P63"/>
      <text:p text:style-name="P30">Serial port interrupts work the same as in the original serial port (same vector and same interrupt enable flag IE.ES).</text:p>
      <text:p text:style-name="P62"/>
      <text:p text:style-name="P63">The UART core has some limited capability to recover from errors, described in the source file and very similar to that of the original UART. A follow-up version of this MCS will include flags for detected errors (bad start and stop bits and bit sampling errors), as well as TX and RX overruns.</text:p>
      <text:p text:style-name="P62"/>
      <text:p text:style-name="P63">Since all operational parameters are hardwired except possibly the baud rate, the UART setup is easy: set the baud rate by writing to registers SBPL and SBPH and enable interrupts by setting flag IE.ES -- the UART can be operated in polling mode too if desired.</text:p>
      <text:h text:style-name="P82" text:outline-level="4"><text:soft-page-break/>Register SCON</text:h>
      <text:p text:style-name="Text_20_body"/>
      <text:p text:style-name="P62">This register reflects the status of the serial port:</text:p>
      <text:p text:style-name="P62"/>
      <table:table table:name="Tabla7" table:style-name="Tabla7">
        <table:table-column table:style-name="Tabla7.A"/>
        <table:table-column table:style-name="Tabla7.B" table:number-columns-repeated="7"/>
        <table:table-column table:style-name="Tabla7.I"/>
        <table:table-row>
          <table:table-cell table:style-name="Tabla7.A1">
            <text:p text:style-name="P24"/>
          </table:table-cell>
          <table:table-cell table:style-name="Tabla7.A1" office:value-type="float" office:value="7">
            <text:p text:style-name="P24">7</text:p>
          </table:table-cell>
          <table:table-cell table:style-name="Tabla7.A1" office:value-type="float" office:value="6">
            <text:p text:style-name="P24">6</text:p>
          </table:table-cell>
          <table:table-cell table:style-name="Tabla7.A1" office:value-type="float" office:value="5">
            <text:p text:style-name="P24">5</text:p>
          </table:table-cell>
          <table:table-cell table:style-name="Tabla7.A1" office:value-type="float" office:value="4">
            <text:p text:style-name="P24">4</text:p>
          </table:table-cell>
          <table:table-cell table:style-name="Tabla7.A1" office:value-type="float" office:value="3">
            <text:p text:style-name="P24">3</text:p>
          </table:table-cell>
          <table:table-cell table:style-name="Tabla7.A1" office:value-type="float" office:value="2">
            <text:p text:style-name="P24">2</text:p>
          </table:table-cell>
          <table:table-cell table:style-name="Tabla7.A1" office:value-type="float" office:value="1">
            <text:p text:style-name="P24">1</text:p>
          </table:table-cell>
          <table:table-cell table:style-name="Tabla7.A1" office:value-type="float" office:value="0">
            <text:p text:style-name="P24">0</text:p>
          </table:table-cell>
        </table:table-row>
        <table:table-row>
          <table:table-cell table:style-name="Tabla7.A2" office:value-type="string">
            <text:p text:style-name="P16">SCON</text:p>
          </table:table-cell>
          <table:table-cell table:style-name="Tabla7.B2" office:value-type="float" office:value="0">
            <text:p text:style-name="P15">0</text:p>
          </table:table-cell>
          <table:table-cell table:style-name="Tabla7.B2" office:value-type="float" office:value="0">
            <text:p text:style-name="P15">0</text:p>
          </table:table-cell>
          <table:table-cell table:style-name="Tabla7.D2" office:value-type="string">
            <text:p text:style-name="P15">RxRdy</text:p>
          </table:table-cell>
          <table:table-cell table:style-name="Tabla7.D2" office:value-type="string">
            <text:p text:style-name="P15">TxRdy</text:p>
          </table:table-cell>
          <table:table-cell table:style-name="Tabla7.B2" office:value-type="float" office:value="0">
            <text:p text:style-name="P15">0</text:p>
          </table:table-cell>
          <table:table-cell table:style-name="Tabla7.B2" office:value-type="float" office:value="0">
            <text:p text:style-name="P15">0</text:p>
          </table:table-cell>
          <table:table-cell table:style-name="Tabla7.D2" office:value-type="string">
            <text:p text:style-name="P15">RxIrq</text:p>
          </table:table-cell>
          <table:table-cell table:style-name="Tabla7.I2" office:value-type="string">
            <text:p text:style-name="P15">TxIrq</text:p>
          </table:table-cell>
        </table:table-row>
        <table:table-row>
          <table:table-cell table:style-name="Tabla7.A2" office:value-type="string">
            <text:p text:style-name="P24"/>
          </table:table-cell>
          <table:table-cell table:style-name="Tabla7.A2" office:value-type="string">
            <text:p text:style-name="P24">h</text:p>
          </table:table-cell>
          <table:table-cell table:style-name="Tabla7.A2" office:value-type="string">
            <text:p text:style-name="P24">h</text:p>
          </table:table-cell>
          <table:table-cell table:style-name="Tabla7.A2" office:value-type="string">
            <text:p text:style-name="P24">r</text:p>
          </table:table-cell>
          <table:table-cell table:style-name="Tabla7.A2" office:value-type="string">
            <text:p text:style-name="P24">r</text:p>
          </table:table-cell>
          <table:table-cell table:style-name="Tabla7.A2" office:value-type="string">
            <text:p text:style-name="P24">h</text:p>
          </table:table-cell>
          <table:table-cell table:style-name="Tabla7.A2" office:value-type="string">
            <text:p text:style-name="P24">h</text:p>
          </table:table-cell>
          <table:table-cell table:style-name="Tabla7.A2" office:value-type="string">
            <text:p text:style-name="P24">w1c</text:p>
          </table:table-cell>
          <table:table-cell table:style-name="Tabla7.A2" office:value-type="string">
            <text:p text:style-name="P24">w1c</text:p>
          </table:table-cell>
        </table:table-row>
        <table:table-row>
          <table:table-cell table:style-name="Tabla7.A2" office:value-type="string">
            <text:p text:style-name="P24"/>
          </table:table-cell>
          <table:table-cell table:style-name="Tabla7.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21"/>
          </table:table-cell>
          <table:table-cell table:style-name="Tabla7.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TxRdy</text:p>
          </table:table-cell>
          <table:table-cell table:style-name="Tabla7.A2" table:number-columns-spanned="8" office:value-type="string">
            <text:p text:style-name="P9">Ready to transmit. High when there's no transmission in progress.</text:p>
            <text:p text:style-name="P9">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RxRdy</text:p>
          </table:table-cell>
          <table:table-cell table:style-name="Tabla7.A2" table:number-columns-spanned="8" office:value-type="string">
            <text:p text:style-name="P9">Received data ready. High when there's data in the RX buffer. </text:p>
            <text:p text:style-name="P9">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RxIrq</text:p>
          </table:table-cell>
          <table:table-cell table:style-name="Tabla7.A2" table:number-columns-spanned="8" office:value-type="string">
            <text:p text:style-name="P9">RX interrupt pending service.</text:p>
            <text:p text:style-name="P9">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1">TxIrq</text:p>
          </table:table-cell>
          <table:table-cell table:style-name="Tabla7.A2" table:number-columns-spanned="8" office:value-type="string">
            <text:p text:style-name="P9">TX interrupt pending service.</text:p>
            <text:p text:style-name="P9">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62"/>
      <text:p text:style-name="P63">When writing to the status/control registers, only flags <text:span text:style-name="T1">TxIrq</text:span> and <text:span text:style-name="T1">RxIrq </text:span><text:s/>are affected, and only when writing a '1' as explained above. All other flags are read-only.</text:p>
      <text:p text:style-name="P28"/>
      <text:p text:style-name="P31">Note that register SCON implements control flags only. Some future version of the core will implement a SMOD register with configuration flags for the parameters that now are hardwired.</text:p>
      <text:p text:style-name="P32"/>
      <text:p text:style-name="P28"/>
      <text:p text:style-name="P28"/>
      <text:p text:style-name="P28"/>
      <text:p text:style-name="P28"/>
      <text:p text:style-name="P28"/>
      <text:p text:style-name="P28"/>
      <text:p text:style-name="P28"/>
      <text:h text:style-name="P81" text:outline-level="4"><text:soft-page-break/>Register SBUF</text:h>
      <text:p text:style-name="P52"/>
      <text:p text:style-name="P56"><text:span text:style-name="T8">This is the read/write buffer of the serial port. It gives the software access to the 1-byte-deep </text:span><text:span text:style-name="T8">receive and transmit buffers. These buffers work like the original MCS51 serial port. </text:span></text:p>
      <text:p text:style-name="P57"/>
      <table:table table:name="Tabla12" table:style-name="Tabla12">
        <table:table-column table:style-name="Tabla12.A"/>
        <table:table-column table:style-name="Tabla12.B" table:number-columns-repeated="7"/>
        <table:table-column table:style-name="Tabla12.I"/>
        <table:table-row>
          <table:table-cell table:style-name="Tabla12.A1">
            <text:p text:style-name="P24"/>
          </table:table-cell>
          <table:table-cell table:style-name="Tabla12.A1" office:value-type="float" office:value="7">
            <text:p text:style-name="P24">7</text:p>
          </table:table-cell>
          <table:table-cell table:style-name="Tabla12.A1" office:value-type="float" office:value="6">
            <text:p text:style-name="P24">6</text:p>
          </table:table-cell>
          <table:table-cell table:style-name="Tabla12.A1" office:value-type="float" office:value="5">
            <text:p text:style-name="P24">5</text:p>
          </table:table-cell>
          <table:table-cell table:style-name="Tabla12.A1" office:value-type="float" office:value="4">
            <text:p text:style-name="P24">4</text:p>
          </table:table-cell>
          <table:table-cell table:style-name="Tabla12.A1" office:value-type="float" office:value="3">
            <text:p text:style-name="P24">3</text:p>
          </table:table-cell>
          <table:table-cell table:style-name="Tabla12.A1" office:value-type="float" office:value="2">
            <text:p text:style-name="P24">2</text:p>
          </table:table-cell>
          <table:table-cell table:style-name="Tabla12.A1" office:value-type="float" office:value="1">
            <text:p text:style-name="P24">1</text:p>
          </table:table-cell>
          <table:table-cell table:style-name="Tabla12.A1" office:value-type="float" office:value="0">
            <text:p text:style-name="P24">0</text:p>
          </table:table-cell>
        </table:table-row>
        <table:table-row>
          <table:table-cell table:style-name="Tabla12.A2" office:value-type="string">
            <text:p text:style-name="P16">SBUF</text:p>
          </table:table-cell>
          <table:table-cell table:style-name="Tabla12.B2" table:number-columns-spanned="8" office:value-type="string">
            <text:p text:style-name="P15">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6">reset</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cell table:style-name="Tabla12.A2" office:value-type="string">
            <text:p text:style-name="P27">x</text:p>
          </table:table-cell>
        </table:table-row>
        <table:table-row>
          <table:table-cell table:style-name="Tabla12.A2" office:value-type="string">
            <text:p text:style-name="P24"/>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cell table:style-name="Tabla12.A2" office:value-type="string">
            <text:p text:style-name="P24">r/w</text:p>
          </table:table-cell>
        </table:table-row>
        <table:table-row>
          <table:table-cell table:style-name="Tabla12.A2" office:value-type="string">
            <text:p text:style-name="P24"/>
          </table:table-cell>
          <table:table-cell table:style-name="Tabla12.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1"/>
          </table:table-cell>
          <table:table-cell table:style-name="Tabla12.A2" table:number-columns-spanned="8" office:value-type="string">
            <text:p text:style-name="P2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21"/>
          </table:table-cell>
          <table:table-cell table:style-name="Tabla12.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1">SBUF</text:p>
          </table:table-cell>
          <table:table-cell table:style-name="Tabla12.A2" table:number-columns-spanned="8" office:value-type="string">
            <text:p text:style-name="P9">Writing to this register will trigger a serial port transmission unless SCONTxRdy=0.</text:p>
            <text:p text:style-name="P9">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84" text:outline-level="4"/>
      <text:p text:style-name="P53">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53"/>
      <text:p text:style-name="P53">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53"/>
      <text:p text:style-name="P53">Reading from this register when flag SCON.RxRdy=1 will clear the flag and return the last received byte. </text:p>
      <text:p text:style-name="P53">Reading from this register when flag SCON.RxRdy=0 will return undefined data (usually the last received byte but this may change in later versions). </text:p>
      <text:p text:style-name="P29"/>
      <text:h text:style-name="P83" text:outline-level="4">Registers SBPH and SBPL</text:h>
      <text:p text:style-name="P28"/>
      <text:p text:style-name="P53">If generic UART_HARDWIRED is set to false, then the UART implements these two write-only registers.</text:p>
      <text:p text:style-name="P53">These registers should be loaded with the baud period measured in clock cycles -- no prescaling involved:</text:p>
      <text:p text:style-name="P53"><text:soft-page-break/></text:p>
      <text:p text:style-name="P53"><text:tab/>BIT_PERIOD = UART_CLOCK_RATE / UART_BAUD_RATE</text:p>
      <text:p text:style-name="P53"/>
      <text:p text:style-name="P53">The bit period register is the 13-bit wide combination of SBPH and SBPL, with the 3 higher bits of SBPH being ignored.</text:p>
      <text:p text:style-name="P53"/>
      <text:p text:style-name="P53">Note that these registers are write only: reading from their addresses will return an indetermnate value (actually, the value of the SCON register). This saves logic and is hardly an inconvenience for the programmer, which will seldom have to read these registers.</text:p>
      <text:p text:style-name="P53"/>
      <text:p text:style-name="P53">These registers are loaded at reset with their default value, defined by generics UART_BAUD_RATE and UART_CLOCK_RATE, according to the same formula above.</text:p>
      <text:p text:style-name="P53"/>
      <text:p text:style-name="P53">When the generic UART_HARDWIRED is set to true, these registers are hardwired to their default value and writing to them has no effect.</text:p>
      <text:p text:style-name="P53"/>
      <text:h text:style-name="P77" text:outline-level="3">Timer 0</text:h>
      <text:p text:style-name="P52"/>
      <text:p text:style-name="P53">Basic timer, not directly compatible to any of the original MCS51 timers. This timer is totally independent of the UART.</text:p>
      <text:p text:style-name="P53"><text:line-break/>This is essentially a reloadable up-counter that optionally triggers an interrupt every time the count reaches a certain value.</text:p>
      <text:h text:style-name="P86" text:outline-level="5">Timer Registers</text:h>
      <text:p text:style-name="P55"/>
      <text:p text:style-name="P55">The core includes 3 registers: </text:p>
      <text:list xml:id="list23534120" text:style-name="L2">
        <text:list-item>
          <text:p text:style-name="P71">A configurable prescaler register of up to 31 bits. </text:p>
        </text:list-item>
        <text:list-item>
          <text:p text:style-name="P71">A 16-bit <text:s/>compare register accessible through T0CL and T0CH. </text:p>
        </text:list-item>
        <text:list-item>
          <text:p text:style-name="P71">A 16-bit counter register accessible through T0L and T0H.</text:p>
        </text:list-item>
      </text:list>
      <text:p text:style-name="P55"><text:line-break/>Reading T0L or T0H will give the value of the timer register. If the registers are read while the count is enabled, the software has to deal with a possibly inconsistent (T0L,T0H) pair and should apply the usual tricks -- majority vote, etc.</text:p>
      <text:p text:style-name="P55"><text:s text:c="2"/><text:line-break/>The prescaler is reset to 0 when T0CEN=0. </text:p>
      <text:p text:style-name="P55">When T0CEN=1 it counts up to (PRESCALER_VALUE - 1), then rolls over to 0 and the timer register is incremented.</text:p>
      <text:p text:style-name="P55">PRESCALER_VALUE is a VHDL generic configurable at synthesis time.</text:p>
      <text:p text:style-name="P55"><text:line-break/>The compare register is write-only, in order to save logic. Reading T0CH or T0CL will give the value of T0CON instead.</text:p>
      <text:h text:style-name="P85" text:outline-level="5">Timer Operation</text:h>
      <text:p text:style-name="P55"/>
      <text:p text:style-name="P55">The counter register is reset to 0 when T0CEN=0. When flag T0CEN is set to 1, the counter starts counting up at a rate of one count every PRESCALER_VALUE clock cycles. </text:p>
      <text:p text:style-name="P55">When counter register = reload register, the following will happen:</text:p>
      <text:p text:style-name="P55"/>
      <text:list xml:id="list23563896" text:style-name="L3">
        <text:list-item>
          <text:p text:style-name="P72">If flag T0ARL is 0 the core will clear flag T0CEN and and raise flag Irq, triggering an interrupt. The counter will overflow to 0000h and stop.</text:p>
        </text:list-item>
        <text:list-item>
          <text:p text:style-name="P72">If flag T0ARL is 1 then flag T0CEN will remain high and flag Irq will be raised, triggering an interrupt. The counter will overflow to 0000h and continue counting.</text:p>
        </text:list-item>
      </text:list>
      <text:h text:style-name="P82" text:outline-level="4"><text:soft-page-break/>Register TSTAT</text:h>
      <text:p text:style-name="Text_20_body"/>
      <text:p text:style-name="P62">This register reflects the status of the timer:</text:p>
      <text:p text:style-name="P62"/>
      <table:table table:name="Tabla9" table:style-name="Tabla9">
        <table:table-column table:style-name="Tabla9.A"/>
        <table:table-column table:style-name="Tabla9.B" table:number-columns-repeated="7"/>
        <table:table-column table:style-name="Tabla9.I"/>
        <table:table-row>
          <table:table-cell table:style-name="Tabla9.A1">
            <text:p text:style-name="P24"/>
          </table:table-cell>
          <table:table-cell table:style-name="Tabla9.A1" office:value-type="float" office:value="7">
            <text:p text:style-name="P24">7</text:p>
          </table:table-cell>
          <table:table-cell table:style-name="Tabla9.A1" office:value-type="float" office:value="6">
            <text:p text:style-name="P24">6</text:p>
          </table:table-cell>
          <table:table-cell table:style-name="Tabla9.A1" office:value-type="float" office:value="5">
            <text:p text:style-name="P24">5</text:p>
          </table:table-cell>
          <table:table-cell table:style-name="Tabla9.A1" office:value-type="float" office:value="4">
            <text:p text:style-name="P24">4</text:p>
          </table:table-cell>
          <table:table-cell table:style-name="Tabla9.A1" office:value-type="float" office:value="3">
            <text:p text:style-name="P24">3</text:p>
          </table:table-cell>
          <table:table-cell table:style-name="Tabla9.A1" office:value-type="float" office:value="2">
            <text:p text:style-name="P24">2</text:p>
          </table:table-cell>
          <table:table-cell table:style-name="Tabla9.A1" office:value-type="float" office:value="1">
            <text:p text:style-name="P24">1</text:p>
          </table:table-cell>
          <table:table-cell table:style-name="Tabla9.A1" office:value-type="float" office:value="0">
            <text:p text:style-name="P24">0</text:p>
          </table:table-cell>
        </table:table-row>
        <table:table-row>
          <table:table-cell table:style-name="Tabla9.A2" office:value-type="string">
            <text:p text:style-name="P16">TSTAT</text:p>
          </table:table-cell>
          <table:table-cell table:style-name="Tabla9.B2" office:value-type="float" office:value="0">
            <text:p text:style-name="P15">0</text:p>
          </table:table-cell>
          <table:table-cell table:style-name="Tabla9.B2" office:value-type="float" office:value="0">
            <text:p text:style-name="P15">0</text:p>
          </table:table-cell>
          <table:table-cell table:style-name="Tabla9.D2" office:value-type="string">
            <text:p text:style-name="P15">T0CEN</text:p>
          </table:table-cell>
          <table:table-cell table:style-name="Tabla9.D2" office:value-type="string">
            <text:p text:style-name="P15">T0ARL</text:p>
          </table:table-cell>
          <table:table-cell table:style-name="Tabla9.B2" office:value-type="float" office:value="0">
            <text:p text:style-name="P15">0</text:p>
          </table:table-cell>
          <table:table-cell table:style-name="Tabla9.B2" office:value-type="float" office:value="0">
            <text:p text:style-name="P15">0</text:p>
          </table:table-cell>
          <table:table-cell table:style-name="Tabla9.B2" office:value-type="float" office:value="0">
            <text:p text:style-name="P15">0</text:p>
          </table:table-cell>
          <table:table-cell table:style-name="Tabla9.I2" office:value-type="string">
            <text:p text:style-name="P15">T0IRQ</text:p>
          </table:table-cell>
        </table:table-row>
        <table:table-row>
          <table:table-cell table:style-name="Tabla9.A2" office:value-type="string">
            <text:p text:style-name="P26">reset</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cell table:style-name="Tabla9.A1" office:value-type="float" office:value="0">
            <text:p text:style-name="P27">0</text:p>
          </table:table-cell>
        </table:table-row>
        <table:table-row>
          <table:table-cell table:style-name="Tabla9.A2" office:value-type="string">
            <text:p text:style-name="P24"/>
          </table:table-cell>
          <table:table-cell table:style-name="Tabla9.A2" office:value-type="string">
            <text:p text:style-name="P24">h</text:p>
          </table:table-cell>
          <table:table-cell table:style-name="Tabla9.A2" office:value-type="string">
            <text:p text:style-name="P24">h</text:p>
          </table:table-cell>
          <table:table-cell table:style-name="Tabla9.A2" office:value-type="string">
            <text:p text:style-name="P24">r/w</text:p>
          </table:table-cell>
          <table:table-cell table:style-name="Tabla9.A2" office:value-type="string">
            <text:p text:style-name="P24">r/w</text:p>
          </table:table-cell>
          <table:table-cell table:style-name="Tabla9.A2" office:value-type="string">
            <text:p text:style-name="P24">h</text:p>
          </table:table-cell>
          <table:table-cell table:style-name="Tabla9.A2" office:value-type="string">
            <text:p text:style-name="P24">h</text:p>
          </table:table-cell>
          <table:table-cell table:style-name="Tabla9.A2" office:value-type="string">
            <text:p text:style-name="P24">h</text:p>
          </table:table-cell>
          <table:table-cell table:style-name="Tabla9.A2" office:value-type="string">
            <text:p text:style-name="P24">w1c</text:p>
          </table:table-cell>
        </table:table-row>
        <table:table-row>
          <table:table-cell table:style-name="Tabla9.A2" office:value-type="string">
            <text:p text:style-name="P24"/>
          </table:table-cell>
          <table:table-cell table:style-name="Tabla9.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21"/>
          </table:table-cell>
          <table:table-cell table:style-name="Tabla9.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1">T0CEN</text:p>
          </table:table-cell>
          <table:table-cell table:style-name="Tabla9.A2" table:number-columns-spanned="8" office:value-type="string">
            <text:p text:style-name="P9">Count ENable.</text:p>
            <text:p text:style-name="P9">Must be set to 1 by the CPU to start the counter.</text:p>
            <text:p text:style-name="P9">When T0CEN=0 the prescaler and the counter register are reset to 0.</text:p>
            <text:p text:style-name="P10">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1">T0ARL</text:p>
          </table:table-cell>
          <table:table-cell table:style-name="Tabla9.A2" table:number-columns-spanned="8" office:value-type="string">
            <text:p text:style-name="P9">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1">T0IRQ</text:p>
          </table:table-cell>
          <table:table-cell table:style-name="Tabla9.A2" table:number-columns-spanned="8" office:value-type="string">
            <text:p text:style-name="P9">Timer interrupt pending service.</text:p>
            <text:p text:style-name="P9">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62"/>
      <text:p text:style-name="P63"/>
      <text:p text:style-name="P63"/>
      <text:p text:style-name="P63"/>
      <text:p text:style-name="P63"/>
      <text:p text:style-name="P63"/>
      <text:p text:style-name="P63"/>
      <text:p text:style-name="P63"/>
      <text:h text:style-name="P82"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24"/>
          </table:table-cell>
          <table:table-cell table:style-name="Tabla10.A1" office:value-type="float" office:value="7">
            <text:p text:style-name="P24">7</text:p>
          </table:table-cell>
          <table:table-cell table:style-name="Tabla10.A1" office:value-type="float" office:value="6">
            <text:p text:style-name="P24">6</text:p>
          </table:table-cell>
          <table:table-cell table:style-name="Tabla10.A1" office:value-type="float" office:value="5">
            <text:p text:style-name="P24">5</text:p>
          </table:table-cell>
          <table:table-cell table:style-name="Tabla10.A1" office:value-type="float" office:value="4">
            <text:p text:style-name="P24">4</text:p>
          </table:table-cell>
          <table:table-cell table:style-name="Tabla10.A1" office:value-type="float" office:value="3">
            <text:p text:style-name="P24">3</text:p>
          </table:table-cell>
          <table:table-cell table:style-name="Tabla10.A1" office:value-type="float" office:value="2">
            <text:p text:style-name="P24">2</text:p>
          </table:table-cell>
          <table:table-cell table:style-name="Tabla10.A1" office:value-type="float" office:value="1">
            <text:p text:style-name="P24">1</text:p>
          </table:table-cell>
          <table:table-cell table:style-name="Tabla10.A1" office:value-type="float" office:value="0">
            <text:p text:style-name="P24">0</text:p>
          </table:table-cell>
        </table:table-row>
        <table:table-row>
          <table:table-cell table:style-name="Tabla10.A2" office:value-type="string">
            <text:p text:style-name="P16">T0L</text:p>
          </table:table-cell>
          <table:table-cell table:style-name="Tabla10.B2" table:number-columns-spanned="8" office:value-type="string">
            <text:p text:style-name="P15">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6">reset</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row>
        <table:table-row>
          <table:table-cell table:style-name="Tabla10.A2" office:value-type="string">
            <text:p text:style-name="P24"/>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row>
        <table:table-row>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cell table:style-name="Tabla10.A2" office:value-type="string">
            <text:p text:style-name="P24"/>
          </table:table-cell>
        </table:table-row>
        <table:table-row>
          <table:table-cell table:style-name="Tabla10.A1">
            <text:p text:style-name="P24"/>
          </table:table-cell>
          <table:table-cell table:style-name="Tabla10.A1" office:value-type="float" office:value="7">
            <text:p text:style-name="P24">7</text:p>
          </table:table-cell>
          <table:table-cell table:style-name="Tabla10.A1" office:value-type="float" office:value="6">
            <text:p text:style-name="P24">6</text:p>
          </table:table-cell>
          <table:table-cell table:style-name="Tabla10.A1" office:value-type="float" office:value="5">
            <text:p text:style-name="P24">5</text:p>
          </table:table-cell>
          <table:table-cell table:style-name="Tabla10.A1" office:value-type="float" office:value="4">
            <text:p text:style-name="P24">4</text:p>
          </table:table-cell>
          <table:table-cell table:style-name="Tabla10.A1" office:value-type="float" office:value="3">
            <text:p text:style-name="P24">3</text:p>
          </table:table-cell>
          <table:table-cell table:style-name="Tabla10.A1" office:value-type="float" office:value="2">
            <text:p text:style-name="P24">2</text:p>
          </table:table-cell>
          <table:table-cell table:style-name="Tabla10.A1" office:value-type="float" office:value="1">
            <text:p text:style-name="P24">1</text:p>
          </table:table-cell>
          <table:table-cell table:style-name="Tabla10.A1" office:value-type="float" office:value="0">
            <text:p text:style-name="P24">0</text:p>
          </table:table-cell>
        </table:table-row>
        <table:table-row>
          <table:table-cell table:style-name="Tabla10.A2" office:value-type="string">
            <text:p text:style-name="P16">T0H</text:p>
          </table:table-cell>
          <table:table-cell table:style-name="Tabla10.B2" table:number-columns-spanned="8" office:value-type="string">
            <text:p text:style-name="P15">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6">reset</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cell table:style-name="Tabla10.A1" office:value-type="float" office:value="0">
            <text:p text:style-name="P27">0</text:p>
          </table:table-cell>
        </table:table-row>
        <table:table-row>
          <table:table-cell table:style-name="Tabla10.A2" office:value-type="string">
            <text:p text:style-name="P24"/>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cell table:style-name="Tabla10.A2" office:value-type="string">
            <text:p text:style-name="P24">r/w</text:p>
          </table:table-cell>
        </table:table-row>
        <table:table-row>
          <table:table-cell table:style-name="Tabla10.A2" office:value-type="string">
            <text:p text:style-name="P24"/>
          </table:table-cell>
          <table:table-cell table:style-name="Tabla10.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1"/>
          </table:table-cell>
          <table:table-cell table:style-name="Tabla10.A2" table:number-columns-spanned="8" office:value-type="string">
            <text:p text:style-name="P2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21"/>
          </table:table-cell>
          <table:table-cell table:style-name="Tabla10.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1">T0H:T0L</text:p>
          </table:table-cell>
          <table:table-cell table:style-name="Tabla10.A2" table:number-columns-spanned="8" office:value-type="string">
            <text:p text:style-name="P9">This is the current value of the counter register. Will be reset to zero when T0CEN=0.</text:p>
            <text:p text:style-name="P9"/>
          </table:table-cell>
          <table:covered-table-cell/>
          <table:covered-table-cell/>
          <table:covered-table-cell/>
          <table:covered-table-cell/>
          <table:covered-table-cell/>
          <table:covered-table-cell/>
          <table:covered-table-cell/>
        </table:table-row>
      </table:table>
      <text:h text:style-name="P82"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24"/>
          </table:table-cell>
          <table:table-cell table:style-name="Tabla11.A1" office:value-type="float" office:value="7">
            <text:p text:style-name="P24">7</text:p>
          </table:table-cell>
          <table:table-cell table:style-name="Tabla11.A1" office:value-type="float" office:value="6">
            <text:p text:style-name="P24">6</text:p>
          </table:table-cell>
          <table:table-cell table:style-name="Tabla11.A1" office:value-type="float" office:value="5">
            <text:p text:style-name="P24">5</text:p>
          </table:table-cell>
          <table:table-cell table:style-name="Tabla11.A1" office:value-type="float" office:value="4">
            <text:p text:style-name="P24">4</text:p>
          </table:table-cell>
          <table:table-cell table:style-name="Tabla11.A1" office:value-type="float" office:value="3">
            <text:p text:style-name="P24">3</text:p>
          </table:table-cell>
          <table:table-cell table:style-name="Tabla11.A1" office:value-type="float" office:value="2">
            <text:p text:style-name="P24">2</text:p>
          </table:table-cell>
          <table:table-cell table:style-name="Tabla11.A1" office:value-type="float" office:value="1">
            <text:p text:style-name="P24">1</text:p>
          </table:table-cell>
          <table:table-cell table:style-name="Tabla11.A1" office:value-type="float" office:value="0">
            <text:p text:style-name="P24">0</text:p>
          </table:table-cell>
        </table:table-row>
        <table:table-row>
          <table:table-cell table:style-name="Tabla11.A2" office:value-type="string">
            <text:p text:style-name="P16">T0CL</text:p>
          </table:table-cell>
          <table:table-cell table:style-name="Tabla11.B2" table:number-columns-spanned="8" office:value-type="string">
            <text:p text:style-name="P15">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6">reset</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row>
        <table:table-row>
          <table:table-cell table:style-name="Tabla11.A2" office:value-type="string">
            <text:p text:style-name="P24"/>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row>
        <table:table-row>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cell table:style-name="Tabla11.A2" office:value-type="string">
            <text:p text:style-name="P24"/>
          </table:table-cell>
        </table:table-row>
        <table:table-row>
          <table:table-cell table:style-name="Tabla11.A1">
            <text:p text:style-name="P24"/>
          </table:table-cell>
          <table:table-cell table:style-name="Tabla11.A1" office:value-type="float" office:value="7">
            <text:p text:style-name="P24">7</text:p>
          </table:table-cell>
          <table:table-cell table:style-name="Tabla11.A1" office:value-type="float" office:value="6">
            <text:p text:style-name="P24">6</text:p>
          </table:table-cell>
          <table:table-cell table:style-name="Tabla11.A1" office:value-type="float" office:value="5">
            <text:p text:style-name="P24">5</text:p>
          </table:table-cell>
          <table:table-cell table:style-name="Tabla11.A1" office:value-type="float" office:value="4">
            <text:p text:style-name="P24">4</text:p>
          </table:table-cell>
          <table:table-cell table:style-name="Tabla11.A1" office:value-type="float" office:value="3">
            <text:p text:style-name="P24">3</text:p>
          </table:table-cell>
          <table:table-cell table:style-name="Tabla11.A1" office:value-type="float" office:value="2">
            <text:p text:style-name="P24">2</text:p>
          </table:table-cell>
          <table:table-cell table:style-name="Tabla11.A1" office:value-type="float" office:value="1">
            <text:p text:style-name="P24">1</text:p>
          </table:table-cell>
          <table:table-cell table:style-name="Tabla11.A1" office:value-type="float" office:value="0">
            <text:p text:style-name="P24">0</text:p>
          </table:table-cell>
        </table:table-row>
        <table:table-row>
          <table:table-cell table:style-name="Tabla11.A2" office:value-type="string">
            <text:p text:style-name="P16">T0CH</text:p>
          </table:table-cell>
          <table:table-cell table:style-name="Tabla11.B2" table:number-columns-spanned="8" office:value-type="string">
            <text:p text:style-name="P15">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6">reset</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cell table:style-name="Tabla11.A1" office:value-type="float" office:value="1">
            <text:p text:style-name="P27">1</text:p>
          </table:table-cell>
        </table:table-row>
        <table:table-row>
          <table:table-cell table:style-name="Tabla11.A2" office:value-type="string">
            <text:p text:style-name="P24"/>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cell table:style-name="Tabla11.A2" office:value-type="string">
            <text:p text:style-name="P24">w</text:p>
          </table:table-cell>
        </table:table-row>
        <table:table-row>
          <table:table-cell table:style-name="Tabla11.A2" office:value-type="string">
            <text:p text:style-name="P24"/>
          </table:table-cell>
          <table:table-cell table:style-name="Tabla11.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1"/>
          </table:table-cell>
          <table:table-cell table:style-name="Tabla11.A2" table:number-columns-spanned="8" office:value-type="string">
            <text:p text:style-name="P2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21"/>
          </table:table-cell>
          <table:table-cell table:style-name="Tabla11.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1">T0CH:T0CL</text:p>
          </table:table-cell>
          <table:table-cell table:style-name="Tabla11.A2" table:number-columns-spanned="8" office:value-type="string">
            <text:p text:style-name="P9">This is the current value of the reload register. </text:p>
          </table:table-cell>
          <table:covered-table-cell/>
          <table:covered-table-cell/>
          <table:covered-table-cell/>
          <table:covered-table-cell/>
          <table:covered-table-cell/>
          <table:covered-table-cell/>
          <table:covered-table-cell/>
        </table:table-row>
      </table:table>
      <text:p text:style-name="P64"/>
      <text:p text:style-name="P54"/>
      <text:h text:style-name="P78" text:outline-level="3">Input/Output Ports</text:h>
      <text:p text:style-name="P28"/>
      <text:p text:style-name="P63">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63">The port SFR addresses are the same as the original P0..P3 port addresses. However, since the ports are strictly input or strictly output, the behavior of the ports is different in a very important way: </text:p>
      <text:p text:style-name="P63">The '<text:span text:style-name="T1">Read-Modify-Write</text:span>' feature of the MCS51 is <text:span text:style-name="T1">not implemented</text:span>:</text:p>
      <text:list xml:id="list23551432" text:style-name="L4">
        <text:list-item>
          <text:p text:style-name="P80">All instructions reading an input port read the pin regardless of addressing mode.</text:p>
        </text:list-item>
        <text:list-item>
          <text:p text:style-name="P80">All instructions reading an output port read the register regardless of addressing mode.</text:p>
        </text:list-item>
      </text:list>
      <text:p text:style-name="P63"/>
      <text:p text:style-name="P63">In short, writing to an output port will not have any effect. Reading an output port will access the port output registers and NOT the pins, as stated above.</text:p>
      <text:p text:style-name="P63">The input ports are NOT registered or otherwise proof against metastability. A read instruction will read the instantaneous value of the input pin; <text:s/>then the value <text:span text:style-name="T7">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63">Subsequent versions of the core might register the input ports to minimize and equalize setup times.</text:p>
      <text:p text:style-name="P63">Note too that the current version of the core does not have any external interrupt capability.</text:p>
      <text:p text:style-name="P28"/>
      <text:p text:style-name="P28"/>
      <text:h text:style-name="P78" text:outline-level="3">External Interrupt Inputs</text:h>
      <text:p text:style-name="P28"/>
      <text:p text:style-name="P63">The MCU has 8 external interrupt inputs which, in the current version of the ccre, are meant mostly for debugging.</text:p>
      <text:p text:style-name="P63">The inputs are registered and level sensitive. As long as input <text:span text:style-name="T2">external_irq[i]</text:span> is high, flag EXTINT[i] will be high and the interrupt request line 0 of the CPU will be asserted.</text:p>
      <text:p text:style-name="P63"/>
      <text:p text:style-name="P63">Subsequent versions will use edge triggering and add a mask register.</text:p>
      <text:p text:style-name="P63"/>
      <text:h text:style-name="P82" text:outline-level="4">Register EXTINT</text:h>
      <text:p text:style-name="Text_20_body"/>
      <text:p text:style-name="P62">This register contains the external interrupt pending flags:</text:p>
      <text:p text:style-name="P62"/>
      <table:table table:name="Tabla13" table:style-name="Tabla13">
        <table:table-column table:style-name="Tabla13.A"/>
        <table:table-column table:style-name="Tabla13.B" table:number-columns-repeated="7"/>
        <table:table-column table:style-name="Tabla13.I"/>
        <table:table-row>
          <table:table-cell table:style-name="Tabla13.A1">
            <text:p text:style-name="P24"/>
          </table:table-cell>
          <table:table-cell table:style-name="Tabla13.A1" office:value-type="float" office:value="7">
            <text:p text:style-name="P24">7</text:p>
          </table:table-cell>
          <table:table-cell table:style-name="Tabla13.A1" office:value-type="float" office:value="6">
            <text:p text:style-name="P24">6</text:p>
          </table:table-cell>
          <table:table-cell table:style-name="Tabla13.A1" office:value-type="float" office:value="5">
            <text:p text:style-name="P24">5</text:p>
          </table:table-cell>
          <table:table-cell table:style-name="Tabla13.A1" office:value-type="float" office:value="4">
            <text:p text:style-name="P24">4</text:p>
          </table:table-cell>
          <table:table-cell table:style-name="Tabla13.A1" office:value-type="float" office:value="3">
            <text:p text:style-name="P24">3</text:p>
          </table:table-cell>
          <table:table-cell table:style-name="Tabla13.A1" office:value-type="float" office:value="2">
            <text:p text:style-name="P24">2</text:p>
          </table:table-cell>
          <table:table-cell table:style-name="Tabla13.A1" office:value-type="float" office:value="1">
            <text:p text:style-name="P24">1</text:p>
          </table:table-cell>
          <table:table-cell table:style-name="Tabla13.A1" office:value-type="float" office:value="0">
            <text:p text:style-name="P24">0</text:p>
          </table:table-cell>
        </table:table-row>
        <table:table-row>
          <table:table-cell table:style-name="Tabla13.A2" office:value-type="string">
            <text:p text:style-name="P16">EXTINT</text:p>
          </table:table-cell>
          <table:table-cell table:style-name="Tabla13.B2" office:value-type="string">
            <text:p text:style-name="P15">EIRQ7</text:p>
          </table:table-cell>
          <table:table-cell table:style-name="Tabla13.B2" office:value-type="string">
            <text:p text:style-name="P15">EIRQ6</text:p>
          </table:table-cell>
          <table:table-cell table:style-name="Tabla13.B2" office:value-type="string">
            <text:p text:style-name="P15">EIRQ5</text:p>
          </table:table-cell>
          <table:table-cell table:style-name="Tabla13.B2" office:value-type="string">
            <text:p text:style-name="P15">EIRQ4</text:p>
          </table:table-cell>
          <table:table-cell table:style-name="Tabla13.B2" office:value-type="string">
            <text:p text:style-name="P15">EIRQ3</text:p>
          </table:table-cell>
          <table:table-cell table:style-name="Tabla13.B2" office:value-type="string">
            <text:p text:style-name="P15">EIRQ2</text:p>
          </table:table-cell>
          <table:table-cell table:style-name="Tabla13.B2" office:value-type="string">
            <text:p text:style-name="P15">EIRQ1</text:p>
          </table:table-cell>
          <table:table-cell table:style-name="Tabla13.I2" office:value-type="string">
            <text:p text:style-name="P15">EIRQ0</text:p>
          </table:table-cell>
        </table:table-row>
        <table:table-row>
          <table:table-cell table:style-name="Tabla13.A2" office:value-type="string">
            <text:p text:style-name="P26">reset</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cell table:style-name="Tabla13.A1" office:value-type="float" office:value="0">
            <text:p text:style-name="P27">0</text:p>
          </table:table-cell>
        </table:table-row>
        <table:table-row>
          <table:table-cell table:style-name="Tabla13.A2" office:value-type="string">
            <text:p text:style-name="P24"/>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cell table:style-name="Tabla13.A2" office:value-type="string">
            <text:p text:style-name="P24">w1c</text:p>
          </table:table-cell>
        </table:table-row>
        <table:table-row>
          <table:table-cell table:style-name="Tabla13.A2" office:value-type="string">
            <text:p text:style-name="P24"/>
          </table:table-cell>
          <table:table-cell table:style-name="Tabla13.A2" table:number-columns-spanned="8" office:value-type="string">
            <text:p text:style-name="P24"/>
          </table:table-cell>
          <table:covered-table-cell/>
          <table:covered-table-cell/>
          <table:covered-table-cell/>
          <table:covered-table-cell/>
          <table:covered-table-cell/>
          <table:covered-table-cell/>
          <table:covered-table-cell/>
        </table:table-row>
        <table:table-row>
          <table:table-cell table:style-name="Tabla13.A2" office:value-type="string">
            <text:p text:style-name="P21"/>
          </table:table-cell>
          <table:table-cell table:style-name="Tabla13.A2" table:number-columns-spanned="8" office:value-type="string">
            <text:p text:style-name="P2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21"/>
          </table:table-cell>
          <table:table-cell table:style-name="Tabla13.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1">EIRQ&lt;i&gt;</text:p>
          </table:table-cell>
          <table:table-cell table:style-name="Tabla13.A2" table:number-columns-spanned="8" office:value-type="string">
            <text:p text:style-name="P9">External interrupt &lt;i&gt; pending service.</text:p>
            <text:p text:style-name="P9">Raised when the core input <text:span text:style-name="T2">external_irq[i] </text:span>is high, cleared by writing 1 to it as long as the input has been cleared too.</text:p>
            <text:p text:style-name="P9"/>
          </table:table-cell>
          <table:covered-table-cell/>
          <table:covered-table-cell/>
          <table:covered-table-cell/>
          <table:covered-table-cell/>
          <table:covered-table-cell/>
          <table:covered-table-cell/>
          <table:covered-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fo:background-color="transparent" fo:padding="0cm" fo:border="none">
        <style:background-image/>
      </style:table-cell-properties>
    </style:style>
    <style:style style:name="MainHeaderFrame.B1" style:family="table-cell">
      <style:table-cell-properties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09-29T03:41:24.19">September 29,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4</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2</text:user-defined> - <text:date style:data-style-name="N5076" text:date-value="2012-09-29T03:41:24.51">September 29,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Standard"/>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09-29T03:41:24.51">September 29,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17" meta:image-count="0" meta:object-count="0" meta:page-count="15" meta:paragraph-count="690" meta:word-count="3272" meta:character-count="17877"/>
    <meta:user-defined meta:name="Version" meta:value-type="float">2</meta:user-defined>
  </office:meta>
</office:document-meta>
</file>